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/>
    <style:font-face style:name="Cambria Math" svg:font-family="'Cambria Math'" style:font-family-generic="roman" style:font-pitch="variable"/>
    <style:font-face style:name="Cambria1" svg:font-family="Cambria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5.505cm"/>
    </style:style>
    <style:style style:name="co9" style:family="table-column">
      <style:table-column-properties fo:break-before="auto" style:column-width="5.022cm"/>
    </style:style>
    <style:style style:name="co10" style:family="table-column">
      <style:table-column-properties fo:break-before="auto" style:column-width="11.65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5.731cm"/>
    </style:style>
    <style:style style:name="co13" style:family="table-column">
      <style:table-column-properties fo:break-before="auto" style:column-width="6.398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84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6.907cm"/>
    </style:style>
    <style:style style:name="co20" style:family="table-column">
      <style:table-column-properties fo:break-before="auto" style:column-width="3.563cm"/>
    </style:style>
    <style:style style:name="co21" style:family="table-column">
      <style:table-column-properties fo:break-before="auto" style:column-width="6.967cm"/>
    </style:style>
    <style:style style:name="co22" style:family="table-column">
      <style:table-column-properties fo:break-before="auto" style:column-width="1.282cm"/>
    </style:style>
    <style:style style:name="co23" style:family="table-column">
      <style:table-column-properties fo:break-before="auto" style:column-width="5.435cm"/>
    </style:style>
    <style:style style:name="co24" style:family="table-column">
      <style:table-column-properties fo:break-before="auto" style:column-width="4.972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6.807cm"/>
    </style:style>
    <style:style style:name="co27" style:family="table-column">
      <style:table-column-properties fo:break-before="auto" style:column-width="1.639cm"/>
    </style:style>
    <style:style style:name="co28" style:family="table-column">
      <style:table-column-properties fo:break-before="auto" style:column-width="7.482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5.173cm"/>
    </style:style>
    <style:style style:name="co31" style:family="table-column">
      <style:table-column-properties fo:break-before="auto" style:column-width="4.777cm"/>
    </style:style>
    <style:style style:name="co32" style:family="table-column">
      <style:table-column-properties fo:break-before="auto" style:column-width="4.119cm"/>
    </style:style>
    <style:style style:name="co33" style:family="table-column">
      <style:table-column-properties fo:break-before="auto" style:column-width="3.5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ro6" style:family="table-row">
      <style:table-row-properties style:row-height="2.591cm" fo:break-before="auto" style:use-optimal-row-height="true"/>
    </style:style>
    <style:style style:name="ro7" style:family="table-row">
      <style:table-row-properties style:row-height="1.004cm" fo:break-before="auto" style:use-optimal-row-height="false"/>
    </style:style>
    <style:style style:name="ro8" style:family="table-row">
      <style:table-row-properties style:row-height="1.584cm" fo:break-before="auto" style:use-optimal-row-height="false"/>
    </style:style>
    <style:style style:name="ro9" style:family="table-row">
      <style:table-row-properties style:row-height="1.713cm" fo:break-before="auto" style:use-optimal-row-height="false"/>
    </style:style>
    <style:style style:name="ro10" style:family="table-row">
      <style:table-row-properties style:row-height="1.65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5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25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1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1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weight="normal" style:font-weight-asian="normal" style:font-weight-complex="normal"/>
    </style:style>
    <style:style style:name="ce26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font-weight="normal" style:font-weight-asian="normal" style:font-weight-complex="normal"/>
    </style:style>
    <style:style style:name="ce26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1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1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1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27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weight="bold" style:font-weight-asian="bold" style:font-weight-complex="bold"/>
    </style:style>
    <style:style style:name="ce27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82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8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28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weight="normal" style:font-weight-asian="normal" style:font-weight-complex="normal"/>
    </style:style>
    <style:style style:name="ce28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290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9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9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93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size-complex="10pt" style:font-weight-complex="bold"/>
    </style:style>
    <style:style style:name="ce294" style:family="table-cell" style:parent-style-name="st9l_28_b1z_29_">
      <style:table-cell-properties fo:background-color="#000000" fo:wrap-option="wrap" fo:border="1.5pt solid #ffffff"/>
      <style:text-properties style:font-name="Cambria1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29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29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9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0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1" fo:font-weight="bold" style:font-weight-asian="bold" style:font-weight-complex="bold"/>
    </style:style>
    <style:style style:name="ce304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name-complex="p0l9s" style:font-size-complex="10pt" style:font-weight-complex="bold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/>
    </style:style>
    <style:style style:name="ce30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0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0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09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1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/>
    </style:style>
    <style:style style:name="ce3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style:font-name-complex="Arial"/>
    </style:style>
    <style:style style:name="ce31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style:font-name-complex="p0l9s"/>
    </style:style>
    <style:style style:name="ce31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1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language="fr" fo:country="LU" style:language-asian="hi" style:country-asian="IN" style:font-name-complex="p0l9s" style:language-complex="en" style:country-complex="US"/>
    </style:style>
    <style:style style:name="ce313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1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Arial" style:font-size-complex="10pt" style:font-weight-complex="normal"/>
    </style:style>
    <style:style style:name="ce316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name-complex="p0l9s" style:font-size-complex="10pt" style:font-weight-complex="bold"/>
    </style:style>
    <style:style style:name="ce319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weight="normal" style:font-weight-asian="normal" style:font-weight-complex="normal"/>
    </style:style>
    <style:style style:name="ce32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21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size="10pt" fo:font-weight="bold" style:font-size-asian="10pt" style:font-weight-asian="bold" style:font-name-complex="p0l9s" style:font-size-complex="10pt" style:font-weight-complex="bold"/>
    </style:style>
    <style:style style:name="ce3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/>
    </style:style>
    <style:style style:name="ce32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Arial" style:font-size-complex="10pt" style:font-weight-complex="normal"/>
    </style:style>
    <style:style style:name="ce326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327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29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31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3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style:font-name-complex="p0l9s"/>
    </style:style>
    <style:style style:name="ce333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" style:font-size-complex="10pt" style:font-weight-complex="normal"/>
    </style:style>
    <style:style style:name="ce335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1" fo:font-size="10pt" fo:font-weight="bold" style:font-size-asian="10pt" style:font-weight-asian="bold" style:font-name-complex="p0l9s" style:font-size-complex="10pt" style:font-weight-complex="bold"/>
    </style:style>
    <style:style style:name="ce337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/>
    </style:style>
    <style:style style:name="ce340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1" fo:font-weight="normal" style:font-weight-asian="normal" style:font-name-complex="p0l9s" style:font-weight-complex="normal"/>
    </style:style>
    <style:style style:name="ce34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343" style:family="table-cell" style:parent-style-name="st9l_28_b1z_29_">
      <style:table-cell-properties fo:background-color="#000000" fo:wrap-option="wrap" fo:border="0.74pt solid #ffffff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000000" fo:wrap-option="wrap" fo:border="0.06pt solid #ffffff"/>
      <style:text-properties style:font-name="Cambria1" fo:font-weight="normal" style:font-weight-asian="normal" style:font-name-complex="p0l9s" style:font-weight-complex="normal"/>
    </style:style>
    <style:style style:name="ce34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34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34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4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50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352" style:family="table-cell" style:parent-style-name="Default">
      <style:table-cell-properties fo:wrap-option="wrap" fo:border="2.01pt solid #ffffff"/>
    </style:style>
    <style:style style:name="ce35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1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1"/>
    </style:style>
    <style:style style:name="ce354" style:family="table-cell" style:parent-style-name="st9l_28_b1z_29_">
      <style:table-cell-properties fo:wrap-option="wrap" fo:border="0.74pt solid #ffffff"/>
      <style:text-properties style:font-name="Cambria" fo:language="fr" fo:country="FR" fo:font-weight="normal" style:language-asian="zh" style:country-asian="CN" style:font-weight-asian="normal" style:font-name-complex="Arial1" style:language-complex="hi" style:country-complex="IN" style:font-weight-complex="normal"/>
    </style:style>
    <style:style style:name="ce355" style:family="table-cell" style:parent-style-name="st9l_28_b1z_29_">
      <style:table-cell-properties fo:wrap-option="wrap" fo:border="0.74pt solid #ffffff"/>
      <style:text-properties style:font-name="Cambria1" fo:font-weight="normal" style:font-weight-asian="normal" style:font-weight-complex="normal"/>
    </style:style>
    <style:style style:name="ce356" style:family="table-cell" style:parent-style-name="st9l_28_b1z_29_">
      <style:table-cell-properties fo:background-color="#000000" fo:wrap-option="wrap" fo:border="none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st9l_28_b1z_29_">
      <style:table-cell-properties fo:background-color="#000000" fo:wrap-option="wrap" fo:border="none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58" style:family="table-cell" style:parent-style-name="st9l_28_b1z_29_">
      <style:table-cell-properties fo:background-color="#000000" fo:wrap-option="wrap" fo:border="none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59" style:family="table-cell" style:parent-style-name="st9l_28_b1z_29_">
      <style:table-cell-properties fo:wrap-option="wrap" fo:border="none"/>
      <style:text-properties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0" style:family="table-cell" style:parent-style-name="st9l_28_b1z_29_">
      <style:table-cell-properties fo:wrap-option="wrap" fo:border="none"/>
      <style:text-properties fo:color="#ff0000" style:font-name="Cambria1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1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62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1"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weight="normal" style:font-weight-asian="normal" style:font-weight-complex="normal"/>
    </style:style>
    <style:style style:name="ce367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68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369" style:family="table-cell" style:parent-style-name="st9l_28_b1z_29_">
      <style:table-cell-properties fo:background-color="#000000" fo:wrap-option="wrap" fo:border="0.74pt solid #ffffff"/>
      <style:text-properties fo:color="#ffffff" style:font-name="Cambria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0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1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1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72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1" fo:font-size="10pt" fo:font-weight="normal" style:font-size-asian="10pt" style:font-weight-asian="normal" style:font-name-complex="p0l9s" style:font-size-complex="10pt" style:font-weight-complex="normal"/>
    </style:style>
    <style:style style:name="ce374" style:family="table-cell" style:parent-style-name="Default">
      <style:table-cell-properties fo:background-color="#000000" fo:wrap-option="wrap" fo:border="0.74pt solid #ffffff"/>
      <style:text-properties style:font-name="Cambria1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76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2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1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377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bold"/>
    </style:style>
    <style:style style:name="ce37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1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</style:style>
    <style:style style:name="T1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p0l9s"/>
    </style:style>
    <style:style style:name="T5" style:family="text">
      <style:text-properties fo:color="#ffffff"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8" style:family="text">
      <style:text-properties fo:color="#ffffff"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Cambria1" fo:font-size="10pt" style:font-size-asian="10pt" style:font-size-complex="10pt"/>
    </style:style>
    <style:style style:name="T10" style:family="text">
      <style:text-properties fo:color="#ffffff" style:font-name="Cambria1" fo:font-size="10pt" style:font-size-asian="10pt" style:font-size-complex="10pt" fo:font-weight="normal" style:text-underline-style="none" style:text-underline-color="font-color" fo:font-style="normal" style:font-name-complex="Cambria Math" style:font-weight-complex="bold" style:font-style-complex="normal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2" table:number-columns-repeated="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" table:number-columns-repeated="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2" table:number-columns-repeated="6" table:default-cell-style-name="ce22"/>
        <table:table-column table:style-name="co12" table:default-cell-style-name="ce22"/>
        <table:table-column table:style-name="co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2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18" table:default-cell-style-name="ce22"/>
        <table:table-column table:style-name="co2" table:number-columns-repeated="4" table:default-cell-style-name="ce22"/>
        <table:table-column table:style-name="co22" table:default-cell-style-name="ce22"/>
        <table:table-column table:style-name="co2" table:number-columns-repeated="3" table:default-cell-style-name="ce22"/>
        <table:table-column table:style-name="co23" table:default-cell-style-name="ce22"/>
        <table:table-column table:style-name="co2" table:number-columns-repeated="4" table:default-cell-style-name="ce22"/>
        <table:table-column table:style-name="co24" table:default-cell-style-name="ce22"/>
        <table:table-column table:style-name="co25" table:default-cell-style-name="ce22"/>
        <table:table-column table:style-name="co2" table:number-columns-repeated="2" table:default-cell-style-name="ce22"/>
        <table:table-column table:style-name="co26" table:number-columns-repeated="2" table:default-cell-style-name="ce22"/>
        <table:table-column table:style-name="co27" table:default-cell-style-name="ce22"/>
        <table:table-column table:style-name="co2" table:number-columns-repeated="2" table:default-cell-style-name="ce22"/>
        <table:table-column table:style-name="co28" table:number-columns-repeated="2" table:default-cell-style-name="ce22"/>
        <table:table-column table:style-name="co2" table:number-columns-repeated="5" table:default-cell-style-name="ce22"/>
        <table:table-column table:style-name="co29" table:default-cell-style-name="ce22"/>
        <table:table-column table:style-name="co2" table:number-columns-repeated="3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18" table:default-cell-style-name="ce22"/>
        <table:table-column table:style-name="co31" table:number-columns-repeated="2" table:default-cell-style-name="ce22"/>
        <table:table-column table:style-name="co2" table:number-columns-repeated="2" table:default-cell-style-name="ce22"/>
        <table:table-column table:style-name="co32" table:default-cell-style-name="ce22"/>
        <table:table-column table:style-name="co33" table:number-columns-repeated="2" table:default-cell-style-name="ce22"/>
        <table:table-column table:style-name="co2" table:number-columns-repeated="8" table:default-cell-style-name="ce22"/>
        <table:table-row table:style-name="ro1">
          <table:table-cell table:style-name="ce252"/>
          <table:table-cell table:style-name="ce24" office:value-type="string" calcext:value-type="string" table:number-columns-spanned="3" table:number-rows-spanned="1">
            <text:p>1</text:p>
          </table:table-cell>
          <table:covered-table-cell table:number-columns-repeated="2" table:style-name="ce293"/>
          <table:table-cell table:number-columns-repeated="2"/>
          <table:table-cell table:style-name="ce303" office:value-type="string" calcext:value-type="string" table:number-columns-spanned="4" table:number-rows-spanned="1">
            <text:p>2</text:p>
          </table:table-cell>
          <table:covered-table-cell table:number-columns-repeated="3" table:style-name="ce293"/>
          <table:table-cell table:number-columns-repeated="2"/>
          <table:table-cell table:style-name="ce319" office:value-type="string" calcext:value-type="string" table:number-columns-spanned="4" table:number-rows-spanned="1">
            <text:p>3</text:p>
          </table:table-cell>
          <table:covered-table-cell table:number-columns-repeated="3" table:style-name="ce323"/>
          <table:table-cell/>
          <table:table-cell table:style-name="ce24" office:value-type="string" calcext:value-type="string" table:number-columns-spanned="4" table:number-rows-spanned="1">
            <text:p>4</text:p>
          </table:table-cell>
          <table:covered-table-cell table:number-columns-repeated="3" table:style-name="ce349"/>
          <table:table-cell/>
          <table:table-cell table:style-name="ce350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352"/>
          <table:table-cell/>
          <table:table-cell table:style-name="ce350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352"/>
          <table:table-cell table:style-name="ce356" table:number-columns-repeated="2"/>
          <table:table-cell table:style-name="ce279" office:value-type="float" office:value="23" calcext:value-type="float" table:number-columns-spanned="4" table:number-rows-spanned="1">
            <text:p>23</text:p>
          </table:table-cell>
          <table:covered-table-cell table:number-columns-repeated="3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2" calcext:value-type="float" table:number-columns-spanned="4" table:number-rows-spanned="1">
            <text:p>21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3" calcext:value-type="float" table:number-columns-spanned="4" table:number-rows-spanned="1">
            <text:p>21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22" calcext:value-type="float" table:number-columns-spanned="4" table:number-rows-spanned="1">
            <text:p>222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23" calcext:value-type="float" table:number-columns-spanned="4" table:number-rows-spanned="1">
            <text:p>22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43" calcext:value-type="float" table:number-columns-spanned="4" table:number-rows-spanned="1">
            <text:p>24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 table:number-columns-repeated="3"/>
          <table:table-cell/>
          <table:table-cell table:style-name="ce380" office:value-type="string" calcext:value-type="string">
            <text:p>aimer</text:p>
          </table:table-cell>
          <table:table-cell table:style-name="ce381"/>
          <table:table-cell table:number-columns-repeated="2"/>
        </table:table-row>
        <table:table-row table:style-name="ro2">
          <table:table-cell table:style-name="ce252"/>
          <table:table-cell table:style-name="ce279" office:value-type="string" calcext:value-type="string">
            <text:p>fonetik</text:p>
          </table:table-cell>
          <table:table-cell table:style-name="ce294" office:value-type="string" calcext:value-type="string">
            <text:p>definisyM tocaki</text:p>
          </table:table-cell>
          <table:table-cell table:style-name="ce300" office:value-type="string" calcext:value-type="string">
            <text:p>fRAs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, exempl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3"/>
          <table:table-cell/>
          <table:table-cell table:style-name="ce380" office:value-type="string" calcext:value-type="string">
            <text:p>aller</text:p>
          </table:table-cell>
          <table:table-cell table:style-name="ce381"/>
          <table:table-cell table:number-columns-repeated="2"/>
        </table:table-row>
        <table:table-row table:style-name="ro3">
          <table:table-cell table:style-name="ce252"/>
          <table:table-cell table:style-name="ce280" office:value-type="string" calcext:value-type="string">
            <text:p>o</text:p>
          </table:table-cell>
          <table:table-cell table:style-name="ce295" office:value-type="string" calcext:value-type="string">
            <text:p>[]-vuma-*</text:p>
          </table:table-cell>
          <table:table-cell table:style-name="ce301" office:value-type="string" calcext:value-type="string">
            <text:p>PluryGl 1</text:p>
          </table:table-cell>
          <table:table-cell table:number-columns-repeated="2"/>
          <table:table-cell table:style-name="ce305" office:value-type="string" calcext:value-type="string">
            <text:p>b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/>
          <table:table-cell table:style-name="ce348" office:value-type="string" calcext:value-type="string">
            <text:p>stRa</text:p>
          </table:table-cell>
          <table:table-cell table:number-columns-repeated="3" table:style-name="ce348" office:value-type="string" calcext:value-type="string">
            <text:p>&amp;&amp;&amp;&amp;&amp;</text:p>
          </table:table-cell>
          <table:table-cell/>
          <table:table-cell table:style-name="ce280" office:value-type="string" calcext:value-type="string">
            <text:p>dao</text:p>
          </table:table-cell>
          <table:table-cell table:style-name="ce301" table:number-columns-repeated="2"/>
          <table:table-cell table:style-name="ce301" office:value-type="string" calcext:value-type="string">
            <text:p>les</text:p>
          </table:table-cell>
          <table:table-cell/>
          <table:table-cell table:style-name="ce343" office:value-type="string" calcext:value-type="string">
            <text:p>nawa</text:p>
          </table:table-cell>
          <table:table-cell table:style-name="ce343"/>
          <table:table-cell table:style-name="ce343" office:value-type="string" calcext:value-type="string">
            <text:p>la classe mère</text:p>
          </table:table-cell>
          <table:table-cell table:style-name="ce343"/>
          <table:table-cell table:style-name="ce356" table:number-columns-repeated="2"/>
          <table:table-cell table:style-name="ce361" office:value-type="string" calcext:value-type="string">
            <text:p>reglu</text:p>
          </table:table-cell>
          <table:table-cell table:style-name="ce361"/>
          <table:table-cell table:style-name="ce343" office:value-type="string" calcext:value-type="string">
            <text:p>le début</text:p>
          </table:table-cell>
          <table:table-cell table:style-name="ce343"/>
          <table:table-cell table:style-name="ce356"/>
          <table:table-cell table:style-name="ce280" office:value-type="string" calcext:value-type="string">
            <text:p>fMksyM</text:p>
            <text:p><text:span text:style-name="T8">warning</text:span></text:p>
          </table:table-cell>
          <table:table-cell table:style-name="ce301" office:value-type="string" calcext:value-type="string">
            <text:p>warning</text:p>
          </table:table-cell>
          <table:table-cell table:style-name="ce301"/>
          <table:table-cell table:style-name="ce343" office:value-type="string" calcext:value-type="string">
            <text:p>relation binaire entre deux ensemble</text:p>
          </table:table-cell>
          <table:table-cell table:style-name="ce356"/>
          <table:table-cell table:number-columns-repeated="2" table:style-name="ce280" office:value-type="string" calcext:value-type="string">
            <text:p>gzegrG</text:p>
          </table:table-cell>
          <table:table-cell table:style-name="ce343"/>
          <table:table-cell table:style-name="ce301" office:value-type="string" calcext:value-type="string">
            <text:p>grégère, qui vit en troupeau</text:p>
          </table:table-cell>
          <table:table-cell table:style-name="ce356"/>
          <table:table-cell table:style-name="ce280" office:value-type="string" calcext:value-type="string">
            <text:p>progra</text:p>
          </table:table-cell>
          <table:table-cell table:style-name="ce280"/>
          <table:table-cell table:style-name="ce343" office:value-type="string" calcext:value-type="string">
            <text:p>Programation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 office:value-type="string" calcext:value-type="string">
            <text:p>yestRa</text:p>
          </table:table-cell>
          <table:table-cell table:style-name="ce301"/>
          <table:table-cell table:style-name="ce343" office:value-type="string" calcext:value-type="string">
            <text:p>Jeu, activité désintéressée, destinée à faire passer agréablement le temps à celui qui s'y livre.</text:p>
          </table:table-cell>
          <table:table-cell table:style-name="ce301"/>
          <table:table-cell table:style-name="ce356"/>
          <table:table-cell table:style-name="ce280"/>
          <table:table-cell table:style-name="ce301" table:number-columns-repeated="3"/>
          <table:table-cell table:style-name="ce356"/>
          <table:table-cell table:style-name="ce343" office:value-type="string" calcext:value-type="string">
            <text:p>leabze</text:p>
          </table:table-cell>
          <table:table-cell table:style-name="ce343"/>
          <table:table-cell table:style-name="ce343" office:value-type="string" calcext:value-type="string">
            <text:p>am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tocaki</text:p>
          </table:table-cell>
          <table:table-cell table:style-name="ce343"/>
          <table:table-cell table:style-name="ce343" office:value-type="string" calcext:value-type="string">
            <text:p>cette langue, créer par pascal</text:p>
          </table:table-cell>
          <table:table-cell table:style-name="ce343"/>
          <table:table-cell table:style-name="ce356"/>
          <table:table-cell table:style-name="ce343" office:value-type="string" calcext:value-type="string">
            <text:p>degHgda</text:p>
          </table:table-cell>
          <table:table-cell table:style-name="ce343"/>
          <table:table-cell table:style-name="ce343" office:value-type="string" calcext:value-type="string">
            <text:p>accoucher</text:p>
            <text:p>enfant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61" office:value-type="string" calcext:value-type="string">
            <text:p>somatizesyM</text:p>
          </table:table-cell>
          <table:table-cell table:style-name="ce343" office:value-type="string" calcext:value-type="string">
            <text:p>aksyM(somatize)</text:p>
          </table:table-cell>
          <table:table-cell table:style-name="ce343" table:number-columns-repeated="2"/>
          <table:table-cell table:style-name="ce356" table:number-columns-repeated="3"/>
          <table:table-cell table:style-name="ce379" office:value-type="string" calcext:value-type="string">
            <text:p>être</text:p>
          </table:table-cell>
          <table:table-cell table:style-name="ce380" office:value-type="string" calcext:value-type="string">
            <text:p>appeler</text:p>
          </table:table-cell>
          <table:table-cell table:style-name="ce381"/>
          <table:table-cell table:number-columns-repeated="2"/>
        </table:table-row>
        <table:table-row table:style-name="ro4">
          <table:table-cell table:style-name="ce253"/>
          <table:table-cell table:style-name="ce281" office:value-type="string" calcext:value-type="string">
            <text:p>D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43" office:value-type="string" calcext:value-type="string">
            <text:p>tio</text:p>
          </table:table-cell>
          <table:table-cell table:style-name="ce343" table:number-columns-repeated="2"/>
          <table:table-cell table:style-name="ce343" office:value-type="string" calcext:value-type="string">
            <text:p>des</text:p>
          </table:table-cell>
          <table:table-cell table:style-name="ce277"/>
          <table:table-cell table:style-name="ce343" office:value-type="string" calcext:value-type="string">
            <text:p>nadM</text:p>
          </table:table-cell>
          <table:table-cell table:style-name="ce343"/>
          <table:table-cell table:style-name="ce343" office:value-type="string" calcext:value-type="string">
            <text:p>la classe père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rEgla</text:p>
          </table:table-cell>
          <table:table-cell table:style-name="ce343"/>
          <table:table-cell table:style-name="ce343" office:value-type="string" calcext:value-type="string">
            <text:p>la fin</text:p>
          </table:table-cell>
          <table:table-cell table:style-name="ce343"/>
          <table:table-cell table:style-name="ce357"/>
          <table:table-cell table:style-name="ce343" table:number-columns-repeated="2"/>
          <table:table-cell table:style-name="ce375"/>
          <table:table-cell table:style-name="ce343"/>
          <table:table-cell table:style-name="ce357"/>
          <table:table-cell table:number-columns-repeated="2" table:style-name="ce376" office:value-type="string" calcext:value-type="string">
            <text:p>ktafE</text:p>
          </table:table-cell>
          <table:table-cell table:style-name="ce343"/>
          <table:table-cell table:style-name="ce370" office:value-type="string" calcext:value-type="string">
            <text:p>accident, évènement hasadeux à conséquences jugées mauvaises</text:p>
          </table:table-cell>
          <table:table-cell table:style-name="ce357"/>
          <table:table-cell table:style-name="ce361" office:value-type="string" calcext:value-type="string">
            <text:p>qbadya</text:p>
          </table:table-cell>
          <table:table-cell table:style-name="ce361"/>
          <table:table-cell table:style-name="ce301" office:value-type="string" calcext:value-type="string">
            <text:p>les médias (presse, télé…)</text:p>
          </table:table-cell>
          <table:table-cell table:style-name="ce301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wa</text:p>
          </table:table-cell>
          <table:table-cell table:style-name="ce343"/>
          <table:table-cell table:style-name="ce343" office:value-type="string" calcext:value-type="string">
            <text:p>fe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avoir</text:p>
          </table:table-cell>
          <table:table-cell table:style-name="ce380" office:value-type="string" calcext:value-type="string">
            <text:p>arriver</text:p>
          </table:table-cell>
          <table:table-cell table:style-name="ce381"/>
          <table:table-cell table:style-name="ce280" office:value-type="string" calcext:value-type="string">
            <text:p>somatize</text:p>
          </table:table-cell>
          <table:table-cell table:style-name="ce301" office:value-type="string" calcext:value-type="string">
            <text:p>manifGste(materyGl)(kMfli psiqik)</text:p>
          </table:table-cell>
        </table:table-row>
        <table:table-row table:style-name="ro5">
          <table:table-cell table:style-name="ce253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e</text:p>
          </table:table-cell>
          <table:table-cell table:style-name="ce310" office:value-type="string" calcext:value-type="string">
            <text:p>0</text:p>
          </table:table-cell>
          <table:table-cell table:style-name="ce305"/>
          <table:table-cell table:style-name="ce305" office:value-type="string" calcext:value-type="string">
            <text:p>0 zéro</text:p>
          </table:table-cell>
          <table:table-cell table:style-name="ce277"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ao</text:p>
          </table:table-cell>
          <table:table-cell table:style-name="ce301"/>
          <table:table-cell table:style-name="ce282"/>
          <table:table-cell table:style-name="ce351" office:value-type="string" calcext:value-type="string">
            <text:p>mes</text:p>
          </table:table-cell>
          <table:table-cell table:style-name="ce277"/>
          <table:table-cell table:style-name="ce343" office:value-type="string" calcext:value-type="string">
            <text:p>pifa</text:p>
          </table:table-cell>
          <table:table-cell table:style-name="ce343"/>
          <table:table-cell table:style-name="ce343" office:value-type="string" calcext:value-type="string">
            <text:p>l’actif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lDsta</text:p>
          </table:table-cell>
          <table:table-cell table:style-name="ce343"/>
          <table:table-cell table:style-name="ce343" office:value-type="string" calcext:value-type="string">
            <text:p>brave</text:p>
          </table:table-cell>
          <table:table-cell table:style-name="ce343" office:value-type="string" calcext:value-type="string">
            <text:p>la bravitude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dyaco</text:p>
          </table:table-cell>
          <table:table-cell table:style-name="ce377"/>
          <table:table-cell table:style-name="ce320" office:value-type="string" calcext:value-type="string">
            <text:p>orange</text:p>
          </table:table-cell>
          <table:table-cell table:style-name="ce345" office:value-type="string" calcext:value-type="string">
            <text:p>45;100;100,ffbf00</text:p>
          </table:table-cell>
          <table:table-cell table:style-name="ce357"/>
          <table:table-cell table:style-name="ce343" office:value-type="string" calcext:value-type="string">
            <text:p>vrukRa</text:p>
          </table:table-cell>
          <table:table-cell table:style-name="ce343"/>
          <table:table-cell table:style-name="ce343" office:value-type="string" calcext:value-type="string">
            <text:p>caca</text:p>
          </table:table-cell>
          <table:table-cell table:style-name="ce343" office:value-type="string" calcext:value-type="string">
            <text:p>Matériau des excréments solide animal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dM</text:p>
          </table:table-cell>
          <table:table-cell table:style-name="ce343"/>
          <table:table-cell table:style-name="ce343" office:value-type="string" calcext:value-type="string">
            <text:p>ho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faire</text:p>
          </table:table-cell>
          <table:table-cell table:style-name="ce380" office:value-type="string" calcext:value-type="string">
            <text:p>attendre</text:p>
          </table:table-cell>
          <table:table-cell table:style-name="ce381"/>
          <table:table-cell table:style-name="ce361"/>
          <table:table-cell table:style-name="ce343"/>
        </table:table-row>
        <table:table-row table:style-name="ro3">
          <table:table-cell table:style-name="ce252"/>
          <table:table-cell table:style-name="ce282" office:value-type="string" calcext:value-type="string">
            <text:p>M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G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uo</text:p>
          </table:table-cell>
          <table:table-cell table:style-name="ce282" table:number-columns-repeated="2"/>
          <table:table-cell table:style-name="ce351" office:value-type="string" calcext:value-type="string">
            <text:p>tes</text:p>
          </table:table-cell>
          <table:table-cell table:style-name="ce277"/>
          <table:table-cell table:style-name="ce343" office:value-type="string" calcext:value-type="string">
            <text:p>mofa</text:p>
          </table:table-cell>
          <table:table-cell table:style-name="ce343"/>
          <table:table-cell table:style-name="ce343" office:value-type="string" calcext:value-type="string">
            <text:p>l’admiration</text:p>
          </table:table-cell>
          <table:table-cell table:style-name="ce343"/>
          <table:table-cell table:style-name="ce356" table:number-columns-repeated="2"/>
          <table:table-cell table:style-name="ce343" office:value-type="string" calcext:value-type="string">
            <text:p>qHgda</text:p>
          </table:table-cell>
          <table:table-cell table:style-name="ce343"/>
          <table:table-cell table:style-name="ce343" office:value-type="string" calcext:value-type="string">
            <text:p>l’enfant, progénitu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70" office:value-type="string" calcext:value-type="string">
            <text:p>syadu</text:p>
          </table:table-cell>
          <table:table-cell table:style-name="ce343" office:value-type="string" calcext:value-type="string">
            <text:p>arbitraire</text:p>
          </table:table-cell>
          <table:table-cell table:style-name="ce343" office:value-type="string" calcext:value-type="string">
            <text:p>choses qui dépendent seulement d’une décision individuelle</text:p>
          </table:table-cell>
          <table:table-cell table:style-name="ce356"/>
          <table:table-cell table:style-name="ce343" office:value-type="string" calcext:value-type="string">
            <text:p>vrukRo</text:p>
          </table:table-cell>
          <table:table-cell table:style-name="ce343"/>
          <table:table-cell table:style-name="ce343" office:value-type="string" calcext:value-type="string">
            <text:p>pipi</text:p>
          </table:table-cell>
          <table:table-cell table:style-name="ce343" office:value-type="string" calcext:value-type="string">
            <text:p>Matériau des excrément liquide animal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hercher</text:p>
          </table:table-cell>
          <table:table-cell table:style-name="ce381"/>
          <table:table-cell table:style-name="ce361" office:value-type="string" calcext:value-type="string">
            <text:p>aplikasyM</text:p>
          </table:table-cell>
          <table:table-cell table:style-name="ce343" office:value-type="string" calcext:value-type="string">
            <text:p>fMksyM defini suR tH sM Gspas dE depaR</text:p>
          </table:table-cell>
        </table:table-row>
        <table:table-row table:style-name="ro5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M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io</text:p>
          </table:table-cell>
          <table:table-cell table:style-name="ce282" table:number-columns-repeated="2"/>
          <table:table-cell table:style-name="ce351" office:value-type="string" calcext:value-type="string">
            <text:p>ses</text:p>
          </table:table-cell>
          <table:table-cell table:style-name="ce277"/>
          <table:table-cell table:style-name="ce343" office:value-type="string" calcext:value-type="string">
            <text:p>dHvA</text:p>
          </table:table-cell>
          <table:table-cell table:style-name="ce343"/>
          <table:table-cell table:style-name="ce343" office:value-type="string" calcext:value-type="string">
            <text:p>l’adoration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kadne</text:p>
          </table:table-cell>
          <table:table-cell table:style-name="ce301"/>
          <table:table-cell table:style-name="ce301" office:value-type="string" calcext:value-type="string">
            <text:p>brusq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tafa</text:p>
          </table:table-cell>
          <table:table-cell table:style-name="ce343" office:value-type="string" calcext:value-type="string">
            <text:p>puissant</text:p>
          </table:table-cell>
          <table:table-cell table:style-name="ce343" office:value-type="string" calcext:value-type="string">
            <text:p>choses qui sont puissantes</text:p>
          </table:table-cell>
          <table:table-cell table:style-name="ce356"/>
          <table:table-cell table:style-name="ce343" office:value-type="string" calcext:value-type="string">
            <text:p>djaglo</text:p>
          </table:table-cell>
          <table:table-cell table:style-name="ce343"/>
          <table:table-cell table:style-name="ce343" office:value-type="string" calcext:value-type="string">
            <text:p>dictionnai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mencer</text:p>
          </table:table-cell>
          <table:table-cell table:style-name="ce381"/>
          <table:table-cell table:style-name="ce361" office:value-type="string" calcext:value-type="string">
            <text:p>pGrmutasyM</text:p>
          </table:table-cell>
          <table:table-cell table:style-name="ce343" office:value-type="string" calcext:value-type="string">
            <text:p>bijGksyM(x→x)</text:p>
          </table:table-cell>
        </table:table-row>
        <table:table-row table:style-name="ro6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N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lao</text:p>
          </table:table-cell>
          <table:table-cell table:style-name="ce353" office:value-type="string" calcext:value-type="string">
            <text:p>Possessif pluriel de qE (ja1⋃ja2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vuma</text:p>
          </table:table-cell>
          <table:table-cell table:style-name="ce343"/>
          <table:table-cell table:style-name="ce343" office:value-type="string" calcext:value-type="string">
            <text:p>particule de quelque chose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sDfya</text:p>
          </table:table-cell>
          <table:table-cell table:style-name="ce280"/>
          <table:table-cell table:style-name="ce343" office:value-type="string" calcext:value-type="string">
            <text:p>calm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magi</text:p>
          </table:table-cell>
          <table:table-cell table:style-name="ce343" office:value-type="string" calcext:value-type="string">
            <text:p>éclatant</text:p>
          </table:table-cell>
          <table:table-cell table:style-name="ce370" office:value-type="string" calcext:value-type="string">
            <text:p>choses qui ont beaucoup d’éclat lumineux</text:p>
          </table:table-cell>
          <table:table-cell table:style-name="ce356"/>
          <table:table-cell table:style-name="ce343" office:value-type="string" calcext:value-type="string">
            <text:p>flagla</text:p>
          </table:table-cell>
          <table:table-cell table:style-name="ce343"/>
          <table:table-cell table:style-name="ce343" office:value-type="string" calcext:value-type="string">
            <text:p>alfabet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prendre</text:p>
          </table:table-cell>
          <table:table-cell table:style-name="ce381"/>
          <table:table-cell table:style-name="ce361" office:value-type="string" calcext:value-type="string">
            <text:p>definisyM</text:p>
          </table:table-cell>
          <table:table-cell table:style-name="ce343" office:value-type="string" calcext:value-type="string">
            <text:p>₪(propriyete)sufizAt pHR klase</text:p>
            <text:p>₪(Dbje) dA la mGm klas</text:p>
          </table:table-cell>
        </table:table-row>
        <table:table-row table:style-name="ro4">
          <table:table-cell table:style-name="ce256"/>
          <table:table-cell table:style-name="ce282" office:value-type="string" calcext:value-type="string">
            <text:p>G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5/10 (50%)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uo</text:p>
          </table:table-cell>
          <table:table-cell table:style-name="ce312" office:value-type="string" calcext:value-type="string">
            <text:p>Possessif pluriel de ju (ja⋃fu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yolM</text:p>
          </table:table-cell>
          <table:table-cell table:style-name="ce343"/>
          <table:table-cell table:style-name="ce343" office:value-type="string" calcext:value-type="string">
            <text:p>l’adroititude, adroit</text:p>
          </table:table-cell>
          <table:table-cell table:style-name="ce343"/>
          <table:table-cell table:style-name="ce358" table:number-columns-repeated="2"/>
          <table:table-cell table:style-name="ce362" office:value-type="string" calcext:value-type="string">
            <text:p>kebyA</text:p>
          </table:table-cell>
          <table:table-cell table:style-name="ce362"/>
          <table:table-cell table:style-name="ce343" office:value-type="string" calcext:value-type="string">
            <text:p>le chat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number-columns-repeated="2" table:style-name="ce343" office:value-type="string" calcext:value-type="string">
            <text:p>pselA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les choses produites par la technologie des humains (voiture, peinture…)</text:p>
          </table:table-cell>
          <table:table-cell table:style-name="ce356"/>
          <table:table-cell table:style-name="ce363" office:value-type="string" calcext:value-type="string">
            <text:p>gragda</text:p>
          </table:table-cell>
          <table:table-cell table:style-name="ce363"/>
          <table:table-cell table:style-name="ce343" office:value-type="string" calcext:value-type="string">
            <text:p>gramaire d'une langue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63"/>
          <table:table-cell table:style-name="ce343" table:number-columns-repeated="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 table:number-columns-repeated="3"/>
          <table:table-cell table:style-name="ce380"/>
          <table:table-cell table:style-name="ce380" office:value-type="string" calcext:value-type="string">
            <text:p>connaître</text:p>
          </table:table-cell>
          <table:table-cell table:style-name="ce381"/>
          <table:table-cell table:style-name="ce257" table:number-columns-repeated="2"/>
        </table:table-row>
        <table:table-row table:style-name="ro4">
          <table:table-cell table:style-name="ce252"/>
          <table:table-cell table:style-name="ce282" office:value-type="string" calcext:value-type="string">
            <text:p>L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µ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io</text:p>
          </table:table-cell>
          <table:table-cell table:style-name="ce312" office:value-type="string" calcext:value-type="string">
            <text:p><text:span text:style-name="T1">Possessif pluriel de jH (⋃(ja,fu,ri)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qHfa</text:p>
          </table:table-cell>
          <table:table-cell table:style-name="ce343"/>
          <table:table-cell table:style-name="ce343" office:value-type="string" calcext:value-type="string">
            <text:p>affectueux</text:p>
          </table:table-cell>
          <table:table-cell table:style-name="ce343"/>
          <table:table-cell table:style-name="ce356" table:number-columns-repeated="2"/>
          <table:table-cell table:style-name="ce363" office:value-type="string" calcext:value-type="string">
            <text:p>lefya</text:p>
          </table:table-cell>
          <table:table-cell table:style-name="ce363"/>
          <table:table-cell table:style-name="ce343" office:value-type="string" calcext:value-type="string">
            <text:p>l’humain</text:p>
          </table:table-cell>
          <table:table-cell table:style-name="ce34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number-columns-repeated="2" table:style-name="ce343" office:value-type="string" calcext:value-type="string">
            <text:p>pseku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choses produites par de la technologie, de la technique (fourmillière, baton de singe…)</text:p>
          </table:table-cell>
          <table:table-cell table:style-name="ce356"/>
          <table:table-cell table:style-name="ce378" office:value-type="string" calcext:value-type="string">
            <text:p>gragdo</text:p>
          </table:table-cell>
          <table:table-cell table:style-name="ce378"/>
          <table:table-cell table:style-name="ce301" office:value-type="string" calcext:value-type="string">
            <text:p>conjugaison d'une lang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roire</text:p>
          </table:table-cell>
          <table:table-cell table:style-name="ce380"/>
          <table:table-cell table:style-name="ce361" office:value-type="string" calcext:value-type="string">
            <text:p>pRosesus</text:p>
          </table:table-cell>
          <table:table-cell table:style-name="ce343" office:value-type="string" calcext:value-type="string">
            <text:p>série d'action qui produit un résultat</text:p>
          </table:table-cell>
        </table:table-row>
        <table:table-row table:style-name="ro7">
          <table:table-cell table:style-name="ce252"/>
          <table:table-cell table:style-name="ce283" office:value-type="string" calcext:value-type="string">
            <text:p>u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o</text:p>
          </table:table-cell>
          <table:table-cell table:style-name="ce305" office:value-type="string" calcext:value-type="string">
            <text:p>&gt;</text:p>
          </table:table-cell>
          <table:table-cell table:style-name="ce305"/>
          <table:table-cell table:style-name="ce305" office:value-type="string" calcext:value-type="string">
            <text:p>marque du comparatif supérieur, plus</text:p>
          </table:table-cell>
          <table:table-cell table:style-name="ce277" table:number-columns-repeated="2"/>
          <table:table-cell table:style-name="ce320" office:value-type="string" calcext:value-type="string">
            <text:p>bpo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Ho</text:p>
          </table:table-cell>
          <table:table-cell table:style-name="ce312" office:value-type="string" calcext:value-type="string">
            <text:p><text:span text:style-name="T1">Possessif pluriel de ji (ja⋃ri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pHlM</text:p>
          </table:table-cell>
          <table:table-cell table:style-name="ce343"/>
          <table:table-cell table:style-name="ce343" office:value-type="string" calcext:value-type="string">
            <text:p>affirmat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Mqwi</text:p>
          </table:table-cell>
          <table:table-cell table:style-name="ce364"/>
          <table:table-cell table:style-name="ce364" office:value-type="string" calcext:value-type="string">
            <text:p>l’accessoir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psekA</text:p>
          </table:table-cell>
          <table:table-cell table:style-name="ce343" office:value-type="string" calcext:value-type="string">
            <text:p>flEkA</text:p>
          </table:table-cell>
          <table:table-cell table:style-name="ce343" office:value-type="string" calcext:value-type="string">
            <text:p>anthropique, humain</text:p>
          </table:table-cell>
          <table:table-cell table:style-name="ce343" office:value-type="string" calcext:value-type="string">
            <text:p>choses produites par l’humanité (pipi, caca, voiture, culture…)</text:p>
          </table:table-cell>
          <table:table-cell table:style-name="ce356"/>
          <table:table-cell table:style-name="ce343" office:value-type="string" calcext:value-type="string">
            <text:p>psilA</text:p>
          </table:table-cell>
          <table:table-cell table:style-name="ce343"/>
          <table:table-cell table:style-name="ce343" office:value-type="string" calcext:value-type="string">
            <text:p>alternatif</text:p>
          </table:table-cell>
          <table:table-cell table:style-name="ce370" office:value-type="string" calcext:value-type="string">
            <text:p>qui change à intervalle plus ou moins régulier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mand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/>
          <table:table-cell table:style-name="ce282" office:value-type="string" calcext:value-type="string">
            <text:p>H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D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uo</text:p>
          </table:table-cell>
          <table:table-cell table:style-name="ce305" office:value-type="string" calcext:value-type="string">
            <text:p><text:span text:style-name="T2">possessif pluriel de qu (</text:span><text:span text:style-name="T4">fu1⋃fu2)</text:span>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kiku</text:p>
          </table:table-cell>
          <table:table-cell table:style-name="ce343"/>
          <table:table-cell table:style-name="ce343" office:value-type="string" calcext:value-type="string">
            <text:p>agress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rebja</text:p>
          </table:table-cell>
          <table:table-cell table:style-name="ce364"/>
          <table:table-cell table:style-name="ce364" office:value-type="string" calcext:value-type="string">
            <text:p>le favorable, qui favoris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63" office:value-type="string" calcext:value-type="string">
            <text:p>flufa</text:p>
          </table:table-cell>
          <table:table-cell table:style-name="ce343"/>
          <table:table-cell table:style-name="ce343" office:value-type="string" calcext:value-type="string">
            <text:p>théorie, opinion</text:p>
          </table:table-cell>
          <table:table-cell table:style-name="ce343" office:value-type="string" calcext:value-type="string">
            <text:p>Conception intellectuelle, hypothétique et synthétique formant un ensemble concevable. Ensemble d'opinion systématisé.</text:p>
          </table:table-cell>
          <table:table-cell table:style-name="ce356"/>
          <table:table-cell table:style-name="ce343" office:value-type="string" calcext:value-type="string">
            <text:p>swDgma</text:p>
          </table:table-cell>
          <table:table-cell table:style-name="ce343"/>
          <table:table-cell table:style-name="ce343" office:value-type="string" calcext:value-type="string">
            <text:p>assiduité</text:p>
          </table:table-cell>
          <table:table-cell table:style-name="ce343" office:value-type="string" calcext:value-type="string">
            <text:p>les choses qui sont assidu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enir</text:p>
          </table:table-cell>
          <table:table-cell table:style-name="ce380"/>
          <table:table-cell table:style-name="ce277" table:number-columns-repeated="2"/>
        </table:table-row>
        <table:table-row table:style-name="ro8">
          <table:table-cell table:style-name="ce252"/>
          <table:table-cell table:style-name="ce282" office:value-type="string" calcext:value-type="string">
            <text:p>i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a</text:p>
          </table:table-cell>
          <table:table-cell table:style-name="ce305"/>
          <table:table-cell table:style-name="ce305" office:value-type="string" calcext:value-type="string">
            <text:p>mon, ma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io</text:p>
          </table:table-cell>
          <table:table-cell table:style-name="ce305" office:value-type="string" calcext:value-type="string">
            <text:p><text:span text:style-name="T2">possessif pluriel de fi (</text:span><text:span text:style-name="T4">fu⋃ri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dHkH</text:p>
          </table:table-cell>
          <table:table-cell table:style-name="ce343"/>
          <table:table-cell table:style-name="ce343" office:value-type="string" calcext:value-type="string">
            <text:p>alerte, éveillé</text:p>
          </table:table-cell>
          <table:table-cell table:style-name="ce343" office:value-type="string" calcext:value-type="string">
            <text:p><text:s/>qui est réactif, réveillé, éveillé…</text:p>
          </table:table-cell>
          <table:table-cell table:style-name="ce356" table:number-columns-repeated="2"/>
          <table:table-cell table:style-name="ce364" office:value-type="string" calcext:value-type="string">
            <text:p>kDdfi</text:p>
          </table:table-cell>
          <table:table-cell table:style-name="ce364"/>
          <table:table-cell table:style-name="ce364" office:value-type="string" calcext:value-type="string">
            <text:p>l’adjectif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lugi</text:p>
          </table:table-cell>
          <table:table-cell table:style-name="ce343"/>
          <table:table-cell table:style-name="ce343" office:value-type="string" calcext:value-type="string">
            <text:p>théorie</text:p>
          </table:table-cell>
          <table:table-cell table:style-name="ce343" office:value-type="string" calcext:value-type="string">
            <text:p>théorie (flufa) qui a atteint un haut niveau de validation par la communauté compétente de son domaine d'application.</text:p>
          </table:table-cell>
          <table:table-cell table:style-name="ce356"/>
          <table:table-cell table:style-name="ce343" office:value-type="string" calcext:value-type="string">
            <text:p>qmuski</text:p>
          </table:table-cell>
          <table:table-cell table:style-name="ce343"/>
          <table:table-cell table:style-name="ce343" office:value-type="string" calcext:value-type="string">
            <text:p>possibilité</text:p>
          </table:table-cell>
          <table:table-cell table:style-name="ce343" office:value-type="string" calcext:value-type="string">
            <text:p>choses qui sont dans un ensemble d’issue possible pour une situation donné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oi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2"/>
          <table:table-cell table:style-name="ce284" office:value-type="string" calcext:value-type="string">
            <text:p>N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u</text:p>
          </table:table-cell>
          <table:table-cell table:style-name="ce305"/>
          <table:table-cell table:style-name="ce305" office:value-type="string" calcext:value-type="string">
            <text:p>ton, ta</text:p>
          </table:table-cell>
          <table:table-cell table:style-name="ce277" table:number-columns-repeated="2"/>
          <table:table-cell table:style-name="ce320" office:value-type="string" calcext:value-type="string">
            <text:p>bpu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nio</text:p>
          </table:table-cell>
          <table:table-cell table:style-name="ce305" office:value-type="string" calcext:value-type="string">
            <text:p><text:span text:style-name="T2">possessif pluriel de qi (</text:span><text:span text:style-name="T4">ri1⋃ri2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tDmri</text:p>
          </table:table-cell>
          <table:table-cell table:style-name="ce343"/>
          <table:table-cell table:style-name="ce343" office:value-type="string" calcext:value-type="string">
            <text:p>allègre</text:p>
          </table:table-cell>
          <table:table-cell table:style-name="ce343" office:value-type="string" calcext:value-type="string">
            <text:p>qui manifeste beaucoup de gaieté et de vivacité</text:p>
          </table:table-cell>
          <table:table-cell table:style-name="ce356" table:number-columns-repeated="2"/>
          <table:table-cell table:style-name="ce364" office:value-type="string" calcext:value-type="string">
            <text:p>yHndi</text:p>
          </table:table-cell>
          <table:table-cell table:style-name="ce364"/>
          <table:table-cell table:style-name="ce364" office:value-type="string" calcext:value-type="string">
            <text:p>l’amour</text:p>
          </table:table-cell>
          <table:table-cell table:style-name="ce36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office:value-type="string" calcext:value-type="string">
            <text:p>syoku</text:p>
          </table:table-cell>
          <table:table-cell table:style-name="ce343"/>
          <table:table-cell table:style-name="ce343" office:value-type="string" calcext:value-type="string">
            <text:p>axiome</text:p>
          </table:table-cell>
          <table:table-cell table:style-name="ce343" office:value-type="string" calcext:value-type="string">
            <text:p>proposition définie comme vraie à la base d'un système hypothético-déductif</text:p>
          </table:table-cell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ire</text:p>
          </table:table-cell>
          <table:table-cell table:style-name="ce380"/>
          <table:table-cell table:style-name="ce277" table:number-columns-repeated="2"/>
        </table:table-row>
        <table:table-row table:style-name="ro5">
          <table:table-cell table:style-name="ce252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H</text:p>
          </table:table-cell>
          <table:table-cell table:style-name="ce305" office:value-type="string" calcext:value-type="string">
            <text:p>)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pH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reo</text:p>
          </table:table-cell>
          <table:table-cell table:style-name="ce305" office:value-type="string" calcext:value-type="string">
            <text:p>marque de gratitude envers quelqu’un ou quelque chose</text:p>
          </table:table-cell>
          <table:table-cell table:style-name="ce282" office:value-type="string" calcext:value-type="string">
            <text:p>merci</text:p>
          </table:table-cell>
          <table:table-cell table:style-name="ce351"/>
          <table:table-cell table:style-name="ce277"/>
          <table:table-cell table:style-name="ce343" office:value-type="string" calcext:value-type="string">
            <text:p>dHgH</text:p>
          </table:table-cell>
          <table:table-cell table:style-name="ce343"/>
          <table:table-cell table:style-name="ce343" office:value-type="string" calcext:value-type="string">
            <text:p>ambitieux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okli</text:p>
          </table:table-cell>
          <table:table-cell table:style-name="ce364"/>
          <table:table-cell table:style-name="ce364" office:value-type="string" calcext:value-type="string">
            <text:p>adverb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riki</text:p>
          </table:table-cell>
          <table:table-cell table:style-name="ce343"/>
          <table:table-cell table:style-name="ce343" office:value-type="string" calcext:value-type="string">
            <text:p>banal</text:p>
          </table:table-cell>
          <table:table-cell table:style-name="ce343" office:value-type="string" calcext:value-type="string">
            <text:p>les choses banal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onne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7"/>
          <table:table-cell table:style-name="ce282" office:value-type="string" calcext:value-type="string">
            <text:p>µ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i</text:p>
          </table:table-cell>
          <table:table-cell table:style-name="ce305" office:value-type="string" calcext:value-type="string">
            <text:p>bi</text:p>
          </table:table-cell>
          <table:table-cell table:style-name="ce305"/>
          <table:table-cell table:style-name="ce305" office:value-type="string" calcext:value-type="string">
            <text:p>son, sa</text:p>
          </table:table-cell>
          <table:table-cell table:style-name="ce277" table:number-columns-repeated="2"/>
          <table:table-cell table:style-name="ce320" office:value-type="string" calcext:value-type="string">
            <text:p>bpi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ae</text:p>
          </table:table-cell>
          <table:table-cell table:style-name="ce305"/>
          <table:table-cell table:style-name="ce282" office:value-type="string" calcext:value-type="string">
            <text:p>énergie</text:p>
          </table:table-cell>
          <table:table-cell table:style-name="ce100" office:value-type="string" calcext:value-type="string">
            <text:p>quantité de capacité d’un système à produire un travail, et à agir sur son environnement.</text:p>
          </table:table-cell>
          <table:table-cell table:style-name="ce277"/>
          <table:table-cell table:style-name="ce343" office:value-type="string" calcext:value-type="string">
            <text:p>kedu</text:p>
          </table:table-cell>
          <table:table-cell table:style-name="ce343"/>
          <table:table-cell table:style-name="ce343" office:value-type="string" calcext:value-type="string">
            <text:p>ami</text:p>
          </table:table-cell>
          <table:table-cell table:style-name="ce343"/>
          <table:table-cell table:style-name="ce257" table:number-columns-repeated="2"/>
          <table:table-cell table:style-name="ce364" office:value-type="string" calcext:value-type="string">
            <text:p>dakRE</text:p>
          </table:table-cell>
          <table:table-cell table:style-name="ce364"/>
          <table:table-cell table:style-name="ce364" office:value-type="string" calcext:value-type="string">
            <text:p>affreux</text:p>
          </table:table-cell>
          <table:table-cell table:style-name="ce364"/>
          <table:table-cell table:style-name="ce257"/>
          <table:table-cell table:style-name="ce343" table:number-columns-repeated="4"/>
          <table:table-cell table:style-name="ce257"/>
          <table:table-cell table:style-name="ce123" office:value-type="string" calcext:value-type="string">
            <text:p>drudA</text:p>
          </table:table-cell>
          <table:table-cell table:style-name="ce343"/>
          <table:table-cell table:style-name="ce343" office:value-type="string" calcext:value-type="string">
            <text:p>bénévole</text:p>
          </table:table-cell>
          <table:table-cell table:style-name="ce343" office:value-type="string" calcext:value-type="string">
            <text:p>les choses bénévoles</text:p>
          </table:table-cell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1"/>
          <table:table-cell table:style-name="ce343" table:number-columns-repeated="3"/>
          <table:table-cell table:style-name="ce257"/>
          <table:table-cell table:style-name="ce371"/>
          <table:table-cell table:style-name="ce343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outer</text:p>
          </table:table-cell>
          <table:table-cell table:style-name="ce380"/>
          <table:table-cell table:style-name="ce277" table:number-columns-repeated="2"/>
        </table:table-row>
        <table:table-row table:style-name="ro9">
          <table:table-cell table:style-name="ce257"/>
          <table:table-cell table:style-name="ce285" office:value-type="string" calcext:value-type="string">
            <text:p>£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p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gH</text:p>
          </table:table-cell>
          <table:table-cell table:style-name="ce343"/>
          <table:table-cell table:style-name="ce343" office:value-type="string" calcext:value-type="string">
            <text:p>idée, concept, mot, type</text:p>
          </table:table-cell>
          <table:table-cell table:style-name="ce343" office:value-type="string" calcext:value-type="string">
            <text:p>les concepts, un « legH » est un ensemble de propriété/règle/formule dans un langage qui caractérise un type de chose…</text:p>
          </table:table-cell>
          <table:table-cell table:style-name="ce257" table:number-columns-repeated="2"/>
          <table:table-cell table:style-name="ce364" office:value-type="string" calcext:value-type="string">
            <text:p>wDlba</text:p>
          </table:table-cell>
          <table:table-cell table:style-name="ce364"/>
          <table:table-cell table:style-name="ce364" office:value-type="string" calcext:value-type="string">
            <text:p>agile</text:p>
          </table:table-cell>
          <table:table-cell table:style-name="ce36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office:value-type="string" calcext:value-type="string">
            <text:p>jbugA</text:p>
          </table:table-cell>
          <table:table-cell table:style-name="ce343"/>
          <table:table-cell table:style-name="ce343" office:value-type="string" calcext:value-type="string">
            <text:p>danger</text:p>
          </table:table-cell>
          <table:table-cell table:style-name="ce129" office:value-type="string" calcext:value-type="string">
            <text:p><text:span text:style-name="T9">Chose qui va amoindrir ou dtruire, la </text:span><text:span text:style-name="T10">surreté</text:span><text:span text:style-name="T9">, l’existence dune chose positive</text:span></text:p>
          </table:table-cell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ri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pu</text:p>
          </table:table-cell>
          <table:table-cell table:style-name="ce343" table:number-columns-repeated="2"/>
          <table:table-cell table:style-name="ce343" office:value-type="string" calcext:value-type="string">
            <text:p>intensité nulle, absence d’intensité 0/10</text:p>
          </table:table-cell>
          <table:table-cell table:style-name="ce257" table:number-columns-repeated="2"/>
          <table:table-cell table:style-name="ce365" office:value-type="string" calcext:value-type="string">
            <text:p>jyatM</text:p>
          </table:table-cell>
          <table:table-cell table:style-name="ce364"/>
          <table:table-cell table:style-name="ce364" office:value-type="string" calcext:value-type="string">
            <text:p>aléatoire</text:p>
          </table:table-cell>
          <table:table-cell table:style-name="ce36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office:value-type="string" calcext:value-type="string">
            <text:p>stilA</text:p>
          </table:table-cell>
          <table:table-cell table:style-name="ce343"/>
          <table:table-cell table:style-name="ce343" office:value-type="string" calcext:value-type="string">
            <text:p>charité</text:p>
          </table:table-cell>
          <table:table-cell table:style-name="ce343"/>
          <table:table-cell table:style-name="ce257"/>
          <table:table-cell table:style-name="ce372"/>
          <table:table-cell table:style-name="ce374" table:number-columns-repeated="3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pe</text:p>
          </table:table-cell>
          <table:table-cell table:style-name="ce305"/>
          <table:table-cell table:style-name="ce305" office:value-type="string" calcext:value-type="string">
            <text:p>validation pour un message reçu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u</text:p>
          </table:table-cell>
          <table:table-cell table:style-name="ce343" table:number-columns-repeated="2"/>
          <table:table-cell table:style-name="ce343" office:value-type="string" calcext:value-type="string">
            <text:p>intensité de 2/10</text:p>
          </table:table-cell>
          <table:table-cell table:style-name="ce257" table:number-columns-repeated="2"/>
          <table:table-cell table:style-name="ce343" office:value-type="string" calcext:value-type="string">
            <text:p>vutke</text:p>
          </table:table-cell>
          <table:table-cell table:style-name="ce343"/>
          <table:table-cell table:style-name="ce343" office:value-type="string" calcext:value-type="string">
            <text:p>algèbre</text:p>
          </table:table-cell>
          <table:table-cell table:style-name="ce343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66"/>
          <table:table-cell table:style-name="ce367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rer</text:p>
          </table:table-cell>
          <table:table-cell table:style-name="ce380"/>
          <table:table-cell table:style-name="ce277" table:number-columns-repeated="2"/>
        </table:table-row>
        <table:table-row table:style-name="ro5">
          <table:table-cell table:style-name="ce25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dG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dN</text:p>
          </table:table-cell>
          <table:table-cell table:style-name="ce343" table:number-columns-repeated="2"/>
          <table:table-cell table:style-name="ce343" office:value-type="string" calcext:value-type="string">
            <text:p>intensité de 8/10</text:p>
          </table:table-cell>
          <table:table-cell table:style-name="ce258" table:number-columns-repeated="2"/>
          <table:table-cell table:style-name="ce366" office:value-type="string" calcext:value-type="string">
            <text:p>dagba</text:p>
          </table:table-cell>
          <table:table-cell table:style-name="ce367"/>
          <table:table-cell table:style-name="ce367" office:value-type="string" calcext:value-type="string">
            <text:p>classe</text:p>
          </table:table-cell>
          <table:table-cell table:style-name="ce367" office:value-type="string" calcext:value-type="string">
            <text:p>rassemblement de tout les objets qui vérifie une certaine propriété</text:p>
          </table:table-cell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11"/>
          <table:table-cell table:style-name="ce343" table:number-columns-repeated="4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43" table:number-columns-repeated="4"/>
          <table:table-cell table:style-name="ce258" table:number-columns-repeated="3"/>
          <table:table-cell table:style-name="ce380"/>
          <table:table-cell table:style-name="ce380" office:value-type="string" calcext:value-type="string">
            <text:p>falloir</text:p>
          </table:table-cell>
          <table:table-cell table:style-name="ce380"/>
          <table:table-cell table:style-name="ce277" table:number-columns-repeated="2"/>
        </table:table-row>
        <table:table-row table:style-name="ro5">
          <table:table-cell table:style-name="ce258"/>
          <table:table-cell table:style-name="ce267"/>
          <table:table-cell table:style-name="ce296"/>
          <table:table-cell table:style-name="ce302"/>
          <table:table-cell table:style-name="ce277" table:number-columns-repeated="2"/>
          <table:table-cell table:style-name="ce305" office:value-type="string" calcext:value-type="string">
            <text:p>p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M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e</text:p>
          </table:table-cell>
          <table:table-cell table:style-name="ce343"/>
          <table:table-cell table:style-name="ce343" office:value-type="string" calcext:value-type="string">
            <text:p>maximum</text:p>
          </table:table-cell>
          <table:table-cell table:style-name="ce343" office:value-type="string" calcext:value-type="string">
            <text:p>intensité de 10/10</text:p>
          </table:table-cell>
          <table:table-cell table:style-name="ce258" table:number-columns-repeated="2"/>
          <table:table-cell table:style-name="ce280" office:value-type="string" calcext:value-type="string">
            <text:p>dadmo</text:p>
          </table:table-cell>
          <table:table-cell table:style-name="ce280"/>
          <table:table-cell table:style-name="ce343" office:value-type="string" calcext:value-type="string">
            <text:p>ensemble</text:p>
          </table:table-cell>
          <table:table-cell table:style-name="ce343" office:value-type="string" calcext:value-type="string">
            <text:p>classe mathématique qui respecte les bonnes propriétés</text:p>
          </table:table-cell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 table:number-columns-repeated="11"/>
          <table:table-cell table:style-name="ce343" table:number-columns-repeated="4"/>
          <table:table-cell table:style-name="ce258" table:number-columns-repeated="6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3"/>
          <table:table-cell table:style-name="ce380"/>
          <table:table-cell table:style-name="ce380" office:value-type="string" calcext:value-type="string">
            <text:p>jou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59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N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tezo</text:p>
          </table:table-cell>
          <table:table-cell table:style-name="ce343"/>
          <table:table-cell table:style-name="ce343" office:value-type="string" calcext:value-type="string">
            <text:p>envie, désir</text:p>
          </table:table-cell>
          <table:table-cell table:style-name="ce343" office:value-type="string" calcext:value-type="string">
            <text:p>état psychologique qui vise un but</text:p>
          </table:table-cell>
          <table:table-cell table:style-name="ce359" table:number-columns-repeated="2"/>
          <table:table-cell table:style-name="ce343" office:value-type="string" calcext:value-type="string">
            <text:p>litsa</text:p>
          </table:table-cell>
          <table:table-cell table:style-name="ce343"/>
          <table:table-cell table:style-name="ce343" office:value-type="string" calcext:value-type="string">
            <text:p>type</text:p>
          </table:table-cell>
          <table:table-cell table:style-name="ce343" office:value-type="string" calcext:value-type="string">
            <text:p>concept dont au moins un élément satisfait chacune des formules du concept (on n’exclue les types vide)</text:p>
          </table:table-cell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11"/>
          <table:table-cell table:style-name="ce343" table:number-columns-repeated="4"/>
          <table:table-cell table:style-name="ce359" table:number-columns-repeated="6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3"/>
          <table:table-cell table:style-name="ce380"/>
          <table:table-cell table:style-name="ce380" office:value-type="string" calcext:value-type="string">
            <text:p>laiss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0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dHmH</text:p>
          </table:table-cell>
          <table:table-cell table:style-name="ce343"/>
          <table:table-cell table:style-name="ce343" office:value-type="string" calcext:value-type="string">
            <text:p>l’adorable</text:p>
          </table:table-cell>
          <table:table-cell table:style-name="ce343" office:value-type="string" calcext:value-type="string">
            <text:p>toute les choses adorable</text:p>
          </table:table-cell>
          <table:table-cell table:style-name="ce360" table:number-columns-repeated="2"/>
          <table:table-cell table:style-name="ce355" office:value-type="string" calcext:value-type="string">
            <text:p>qogli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3/10</text:p>
          </table:table-cell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 table:number-columns-repeated="16"/>
          <table:table-cell table:style-name="ce343" table:number-columns-repeated="4"/>
          <table:table-cell table:style-name="ce360" table:number-columns-repeated="6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number-columns-repeated="4"/>
          <table:table-cell table:style-name="ce360" table:number-columns-repeated="8"/>
          <table:table-cell table:style-name="ce380"/>
          <table:table-cell table:style-name="ce380" office:value-type="string" calcext:value-type="string">
            <text:p>li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1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µ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idu</text:p>
          </table:table-cell>
          <table:table-cell table:style-name="ce343"/>
          <table:table-cell table:style-name="ce343" office:value-type="string" calcext:value-type="string">
            <text:p>l’approximatif</text:p>
          </table:table-cell>
          <table:table-cell table:style-name="ce343" office:value-type="string" calcext:value-type="string">
            <text:p>choses dont l’évaluation est imprécise</text:p>
          </table:table-cell>
          <table:table-cell table:number-columns-repeated="2"/>
          <table:table-cell table:style-name="ce355" office:value-type="string" calcext:value-type="string">
            <text:p>qobyo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4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nger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2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o</text:p>
          </table:table-cell>
          <table:table-cell table:style-name="ce305" office:value-type="string" calcext:value-type="string">
            <text:p>validasyM</text:p>
          </table:table-cell>
          <table:table-cell table:style-name="ce305" office:value-type="string" calcext:value-type="string">
            <text:p>oui, vrai</text:p>
          </table:table-cell>
          <table:table-cell table:style-name="ce305" office:value-type="string" calcext:value-type="string">
            <text:p>validation</text:p>
          </table:table-cell>
          <table:table-cell table:style-name="ce277" table:number-columns-repeated="2"/>
          <table:table-cell table:style-name="ce320" office:value-type="string" calcext:value-type="string">
            <text:p>bdo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yema</text:p>
          </table:table-cell>
          <table:table-cell table:style-name="ce343" table:number-columns-repeated="2"/>
          <table:table-cell table:style-name="ce343" office:value-type="string" calcext:value-type="string">
            <text:p>le type astuce</text:p>
          </table:table-cell>
          <table:table-cell table:number-columns-repeated="2"/>
          <table:table-cell table:style-name="ce355" office:value-type="string" calcext:value-type="string">
            <text:p>qodre</text:p>
          </table:table-cell>
          <table:table-cell table:style-name="ce343"/>
          <table:table-cell table:style-name="ce343" office:value-type="string" calcext:value-type="string">
            <text:p>un peu moins beaucoup</text:p>
          </table:table-cell>
          <table:table-cell table:style-name="ce343" office:value-type="string" calcext:value-type="string">
            <text:p>intensité de 7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rcher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3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D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lo</text:p>
          </table:table-cell>
          <table:table-cell table:style-name="ce343" table:number-columns-repeated="2"/>
          <table:table-cell table:style-name="ce343" office:value-type="string" calcext:value-type="string">
            <text:p>les choses attentives, attentif</text:p>
          </table:table-cell>
          <table:table-cell table:number-columns-repeated="2"/>
          <table:table-cell table:style-name="ce355" office:value-type="string" calcext:value-type="string">
            <text:p>qoglA</text:p>
          </table:table-cell>
          <table:table-cell table:style-name="ce343"/>
          <table:table-cell table:style-name="ce343" office:value-type="string" calcext:value-type="string">
            <text:p><text:span text:style-name="T5">énormément, </text:span>presque le maximum</text:p>
          </table:table-cell>
          <table:table-cell table:style-name="ce343" office:value-type="string" calcext:value-type="string">
            <text:p>intensité de 9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ettre</text:p>
          </table:table-cell>
          <table:table-cell table:style-name="ce381"/>
          <table:table-cell table:style-name="ce277" table:number-columns-repeated="2"/>
        </table:table-row>
        <table:table-row table:style-name="ro10">
          <table:table-cell table:style-name="ce264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4" office:value-type="string" calcext:value-type="string">
            <text:p>bda</text:p>
          </table:table-cell>
          <table:table-cell table:style-name="ce324" office:value-type="string" calcext:value-type="string">
            <text:p>moche, laid</text:p>
          </table:table-cell>
          <table:table-cell table:style-name="ce324" office:value-type="string" calcext:value-type="string">
            <text:p>les choses qui suscite l’exécration</text:p>
          </table:table-cell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At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udace</text:p>
          </table:table-cell>
          <table:table-cell table:number-columns-repeated="2"/>
          <table:table-cell table:style-name="ce355" office:value-type="string" calcext:value-type="string">
            <text:p>wilna</text:p>
          </table:table-cell>
          <table:table-cell table:style-name="ce343"/>
          <table:table-cell table:style-name="ce343" office:value-type="string" calcext:value-type="string">
            <text:p>intelligence</text:p>
          </table:table-cell>
          <table:table-cell table:style-name="ce368" office:value-type="string" calcext:value-type="string">
            <text:p>ensemble des processus qu’un système possède pour apprendre, comprendre et s’adapter a des situation afin d’atteindre ses objectifs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ontrer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5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u</text:p>
          </table:table-cell>
          <table:table-cell table:style-name="ce305" office:value-type="string" calcext:value-type="string">
            <text:p>[]-vuma-*</text:p>
          </table:table-cell>
          <table:table-cell table:style-name="ce305" office:value-type="string" calcext:value-type="string">
            <text:p>rien, a-, in-</text:p>
          </table:table-cell>
          <table:table-cell table:style-name="ce305" office:value-type="string" calcext:value-type="string">
            <text:p><text:span text:style-name="T2">absence de l'objet, de l'idée</text:span></text:p>
            <text:p>l’absence, intensité 0/10</text:p>
          </table:table-cell>
          <table:table-cell table:style-name="ce277" table:number-columns-repeated="2"/>
          <table:table-cell table:style-name="ce320" office:value-type="string" calcext:value-type="string">
            <text:p>bdu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Afa</text:p>
          </table:table-cell>
          <table:table-cell table:style-name="ce343" table:number-columns-repeated="2"/>
          <table:table-cell table:style-name="ce343" office:value-type="string" calcext:value-type="string">
            <text:p>les choses automatiques, qui fonctionne selon des règles pré-établi par elle même et sans conscience</text:p>
          </table:table-cell>
          <table:table-cell table:number-columns-repeated="2"/>
          <table:table-cell table:style-name="ce355" office:value-type="string" calcext:value-type="string">
            <text:p>lDmyH</text:p>
          </table:table-cell>
          <table:table-cell table:style-name="ce343"/>
          <table:table-cell table:style-name="ce343" office:value-type="string" calcext:value-type="string">
            <text:p>émotion</text:p>
          </table:table-cell>
          <table:table-cell table:style-name="ce343" office:value-type="string" calcext:value-type="string">
            <text:p>combinaison d’état physiologique et psycholog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aître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H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byHkH</text:p>
          </table:table-cell>
          <table:table-cell table:style-name="ce343" table:number-columns-repeated="2"/>
          <table:table-cell table:style-name="ce343" office:value-type="string" calcext:value-type="string">
            <text:p>les choses qui sont autoritaires</text:p>
          </table:table-cell>
          <table:table-cell table:number-columns-repeated="2"/>
          <table:table-cell table:style-name="ce355" office:value-type="string" calcext:value-type="string">
            <text:p>mMdra</text:p>
          </table:table-cell>
          <table:table-cell table:style-name="ce343"/>
          <table:table-cell table:style-name="ce343" office:value-type="string" calcext:value-type="string">
            <text:p>sentiment</text:p>
          </table:table-cell>
          <table:table-cell table:style-name="ce343" office:value-type="string" calcext:value-type="string">
            <text:p>association d’état psychologique et psychologique d’une conscienc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l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i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dA</text:p>
          </table:table-cell>
          <table:table-cell table:style-name="ce343"/>
          <table:table-cell table:style-name="ce343" office:value-type="string" calcext:value-type="string">
            <text:p>hypothèse, opinion, affirmation</text:p>
          </table:table-cell>
          <table:table-cell table:style-name="ce343" office:value-type="string" calcext:value-type="string">
            <text:p>les propositions considérés comme vrai dans un raisonnement ou une décision sans certitude sur sa vérité</text:p>
          </table:table-cell>
          <table:table-cell table:number-columns-repeated="2"/>
          <table:table-cell table:style-name="ce354" office:value-type="string" calcext:value-type="string">
            <text:p>dabnE</text:p>
          </table:table-cell>
          <table:table-cell table:style-name="ce343"/>
          <table:table-cell table:style-name="ce343" office:value-type="string" calcext:value-type="string">
            <text:p>analogique</text:p>
          </table:table-cell>
          <table:table-cell table:style-name="ce369" office:value-type="string" calcext:value-type="string">
            <text:p>coder les grandeurs par des signaux non numér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ti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8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fa</text:p>
          </table:table-cell>
          <table:table-cell table:style-name="ce343"/>
          <table:table-cell table:style-name="ce343" office:value-type="string" calcext:value-type="string">
            <text:p>hypothèse</text:p>
          </table:table-cell>
          <table:table-cell table:style-name="ce343" office:value-type="string" calcext:value-type="string">
            <text:p>les propositions proposés provisoirement comme candidat à une vérité et prévu pour être contrôler par la suite</text:p>
          </table:table-cell>
          <table:table-cell table:number-columns-repeated="2"/>
          <table:table-cell table:style-name="ce355" office:value-type="string" calcext:value-type="string">
            <text:p>fakmi</text:p>
          </table:table-cell>
          <table:table-cell table:style-name="ce343"/>
          <table:table-cell table:style-name="ce343" office:value-type="string" calcext:value-type="string">
            <text:p>l’anarchie</text:p>
          </table:table-cell>
          <table:table-cell table:style-name="ce370" office:value-type="string" calcext:value-type="string">
            <text:p>les choses en absence d’ordre, de régulation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asser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7"/>
          <table:table-cell table:style-name="ce288"/>
          <table:table-cell table:style-name="ce297"/>
          <table:table-cell table:style-name="ce275"/>
          <table:table-cell table:style-name="ce277" table:number-columns-repeated="2"/>
          <table:table-cell table:style-name="ce305" office:value-type="string" calcext:value-type="string">
            <text:p>d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L</text:p>
          </table:table-cell>
          <table:table-cell table:style-name="ce320" table:number-columns-repeated="3"/>
          <table:table-cell table:style-name="ce277" table:number-columns-repeated="11"/>
          <table:table-cell table:style-name="ce354" office:value-type="string" calcext:value-type="string">
            <text:p>mMtA</text:p>
          </table:table-cell>
          <table:table-cell table:style-name="ce343"/>
          <table:table-cell table:style-name="ce343" office:value-type="string" calcext:value-type="string">
            <text:p>avidité</text:p>
          </table:table-cell>
          <table:table-cell table:style-name="ce343" office:value-type="string" calcext:value-type="string">
            <text:p>les choses avide</text:p>
          </table:table-cell>
          <table:table-cell table:number-columns-repeated="2"/>
          <table:table-cell table:style-name="ce354" office:value-type="string" calcext:value-type="string">
            <text:p>pudyA</text:p>
          </table:table-cell>
          <table:table-cell table:style-name="ce343"/>
          <table:table-cell table:style-name="ce343" office:value-type="string" calcext:value-type="string">
            <text:p>l’anonynimité</text:p>
          </table:table-cell>
          <table:table-cell table:style-name="ce343" office:value-type="string" calcext:value-type="string">
            <text:p>les choses qui n’ont pas de nom, ou dont le nom n’est pas connu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ns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générique des verbes, action de faire devenir selon le sens du radical lexical, « -iser »</text:p>
          </table:table-cell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pima</text:p>
          </table:table-cell>
          <table:table-cell table:style-name="ce343"/>
          <table:table-cell table:style-name="ce343" office:value-type="string" calcext:value-type="string">
            <text:p>enthousiasme</text:p>
          </table:table-cell>
          <table:table-cell table:style-name="ce343"/>
          <table:table-cell table:number-columns-repeated="2"/>
          <table:table-cell table:style-name="ce355" office:value-type="string" calcext:value-type="string">
            <text:p>pu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4" office:value-type="string" calcext:value-type="string">
            <text:p>les choses sans caractéristique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rd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8"/>
          <table:table-cell table:style-name="ce289"/>
          <table:table-cell table:style-name="ce296"/>
          <table:table-cell table:style-name="ce275"/>
          <table:table-cell table:style-name="ce277" table:number-columns-repeated="2"/>
          <table:table-cell table:style-name="ce305" office:value-type="string" calcext:value-type="string">
            <text:p>d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G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moro</text:p>
          </table:table-cell>
          <table:table-cell table:style-name="ce343"/>
          <table:table-cell table:style-name="ce343" office:value-type="string" calcext:value-type="string">
            <text:p>chaleur</text:p>
          </table:table-cell>
          <table:table-cell table:style-name="ce343" office:value-type="string" calcext:value-type="string">
            <text:p>la forme d’énergie qui transmet de la température</text:p>
          </table:table-cell>
          <table:table-cell table:number-columns-repeated="2"/>
          <table:table-cell table:style-name="ce355" office:value-type="string" calcext:value-type="string">
            <text:p>vE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5" office:value-type="string" calcext:value-type="string">
            <text:p>les choses qui s’oppose à la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ort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89"/>
          <table:table-cell table:style-name="ce298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dM</text:p>
          </table:table-cell>
          <table:table-cell table:style-name="ce305"/>
          <table:table-cell table:style-name="ce305" office:value-type="string" calcext:value-type="string">
            <text:p>marqueur du sexe masculin</text:p>
          </table:table-cell>
          <table:table-cell table:style-name="ce277" table:number-columns-repeated="2"/>
          <table:table-cell table:style-name="ce320" office:value-type="string" calcext:value-type="string">
            <text:p>btM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kero</text:p>
          </table:table-cell>
          <table:table-cell table:style-name="ce343" table:number-columns-repeated="2"/>
          <table:table-cell table:style-name="ce343" office:value-type="string" calcext:value-type="string">
            <text:p>chaleur/convivialité humaine</text:p>
          </table:table-cell>
          <table:table-cell table:number-columns-repeated="2"/>
          <table:table-cell table:style-name="ce355" office:value-type="string" calcext:value-type="string">
            <text:p>kMbti</text:p>
          </table:table-cell>
          <table:table-cell table:style-name="ce343"/>
          <table:table-cell table:style-name="ce343" office:value-type="string" calcext:value-type="string">
            <text:p>artisan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pouvo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N</text:p>
          </table:table-cell>
          <table:table-cell table:style-name="ce305" table:number-columns-repeated="2"/>
          <table:table-cell table:style-name="ce305" office:value-type="string" calcext:value-type="string">
            <text:p>marqueur de l’intensité 8/10</text:p>
          </table:table-cell>
          <table:table-cell table:style-name="ce277" table:number-columns-repeated="2"/>
          <table:table-cell table:style-name="ce320" office:value-type="string" calcext:value-type="string">
            <text:p>btN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refa</text:p>
          </table:table-cell>
          <table:table-cell table:style-name="ce343"/>
          <table:table-cell table:style-name="ce343" office:value-type="string" calcext:value-type="string">
            <text:p>charnel</text:p>
          </table:table-cell>
          <table:table-cell table:style-name="ce343" office:value-type="string" calcext:value-type="string">
            <text:p>lié à la chair</text:p>
          </table:table-cell>
          <table:table-cell table:number-columns-repeated="2"/>
          <table:table-cell table:style-name="ce355" office:value-type="string" calcext:value-type="string">
            <text:p>pEfr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ssuranc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kartM</text:p>
          </table:table-cell>
          <table:table-cell table:style-name="ce343"/>
          <table:table-cell table:style-name="ce343" office:value-type="string" calcext:value-type="string">
            <text:p>atrocitude</text:p>
          </table:table-cell>
          <table:table-cell table:style-name="ce343" office:value-type="string" calcext:value-type="string">
            <text:p>les choses atroces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gard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µ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tDbgu</text:p>
          </table:table-cell>
          <table:table-cell table:style-name="ce343" table:number-columns-repeated="2"/>
          <table:table-cell table:style-name="ce343" office:value-type="string" calcext:value-type="string">
            <text:p>les choses avantageuse, avantageux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o</text:p>
          </table:table-cell>
          <table:table-cell table:style-name="ce306" office:value-type="string" calcext:value-type="string">
            <text:p>¬,NvalidasyM</text:p>
          </table:table-cell>
          <table:table-cell table:style-name="ce306"/>
          <table:table-cell table:style-name="ce306" office:value-type="string" calcext:value-type="string">
            <text:p>le « non » logique</text:p>
          </table:table-cell>
          <table:table-cell table:style-name="ce277" table:number-columns-repeated="2"/>
          <table:table-cell table:style-name="ce320" office:value-type="string" calcext:value-type="string">
            <text:p>bto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4" office:value-type="string" calcext:value-type="string">
            <text:p>jGrte</text:p>
          </table:table-cell>
          <table:table-cell table:style-name="ce343"/>
          <table:table-cell table:style-name="ce343" office:value-type="string" calcext:value-type="string">
            <text:p>bâillement</text:p>
          </table:table-cell>
          <table:table-cell table:style-name="ce343" office:value-type="string" calcext:value-type="string">
            <text:p>les choses de type bâillement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épo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ke</text:p>
          </table:table-cell>
          <table:table-cell table:style-name="ce343"/>
          <table:table-cell table:style-name="ce343" office:value-type="string" calcext:value-type="string">
            <text:p>définition</text:p>
          </table:table-cell>
          <table:table-cell table:style-name="ce343" office:value-type="string" calcext:value-type="string">
            <text:p>description d'un typ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rga</text:p>
          </table:table-cell>
          <table:table-cell table:style-name="ce343"/>
          <table:table-cell table:style-name="ce343" office:value-type="string" calcext:value-type="string">
            <text:p>bizarre, étrang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rest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Gske</text:p>
          </table:table-cell>
          <table:table-cell table:style-name="ce343"/>
          <table:table-cell table:style-name="ce343" office:value-type="string" calcext:value-type="string">
            <text:p>bourgeois</text:p>
          </table:table-cell>
          <table:table-cell table:style-name="ce343" office:value-type="string" calcext:value-type="string">
            <text:p>personne appartenant à la classe moyenne et dirigeante, n'exerçant aucun métier manuel et jouissant d'une situation aisé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venir</text:p>
          </table:table-cell>
          <table:table-cell table:style-name="ce380"/>
          <table:table-cell table:style-name="ce277" table:number-columns-repeated="2"/>
        </table:table-row>
        <table:table-row table:style-name="ro1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4" office:value-type="string" calcext:value-type="string">
            <text:p>lGjda</text:p>
          </table:table-cell>
          <table:table-cell table:style-name="ce343"/>
          <table:table-cell table:style-name="ce343" office:value-type="string" calcext:value-type="string">
            <text:p>brillant</text:p>
          </table:table-cell>
          <table:table-cell table:style-name="ce343" office:value-type="string" calcext:value-type="string">
            <text:p>qui brille, renvoie la lumièr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savo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i</text:p>
          </table:table-cell>
          <table:table-cell table:style-name="ce305" office:value-type="string" calcext:value-type="string">
            <text:p>le</text:p>
          </table:table-cell>
          <table:table-cell table:style-name="ce305"/>
          <table:table-cell table:style-name="ce305" office:value-type="string" calcext:value-type="string">
            <text:p>les</text:p>
          </table:table-cell>
          <table:table-cell table:style-name="ce277" table:number-columns-repeated="2"/>
          <table:table-cell table:style-name="ce320" office:value-type="string" calcext:value-type="string">
            <text:p>bti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neglH</text:p>
          </table:table-cell>
          <table:table-cell table:style-name="ce343"/>
          <table:table-cell table:style-name="ce343" office:value-type="string" calcext:value-type="string">
            <text:p>bruyant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mb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⊢</text:p>
          </table:table-cell>
          <table:table-cell table:style-name="ce305"/>
          <table:table-cell table:style-name="ce305" office:value-type="string" calcext:value-type="string">
            <text:p>donc, conclusion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tugA</text:p>
          </table:table-cell>
          <table:table-cell table:style-name="ce343"/>
          <table:table-cell table:style-name="ce343" office:value-type="string" calcext:value-type="string">
            <text:p>candid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n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 table:number-columns-repeated="2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okA</text:p>
          </table:table-cell>
          <table:table-cell table:style-name="ce343"/>
          <table:table-cell table:style-name="ce343" office:value-type="string" calcext:value-type="string">
            <text:p>capricieux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or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6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gwa</text:p>
          </table:table-cell>
          <table:table-cell table:style-name="ce343"/>
          <table:table-cell table:style-name="ce343" office:value-type="string" calcext:value-type="string">
            <text:p>carré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uiv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kifya</text:p>
          </table:table-cell>
          <table:table-cell table:style-name="ce343"/>
          <table:table-cell table:style-name="ce343" office:value-type="string" calcext:value-type="string">
            <text:p>cavalier</text:p>
          </table:table-cell>
          <table:table-cell table:style-name="ce343" office:value-type="string" calcext:value-type="string">
            <text:p>Personne qui chevauche un chev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enir</text:p>
          </table:table-cell>
          <table:table-cell table:style-name="ce380"/>
          <table:table-cell table:style-name="ce277" table:number-columns-repeated="2"/>
        </table:table-row>
        <table:table-row table:style-name="ro5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di</text:p>
          </table:table-cell>
          <table:table-cell table:style-name="ce343" office:value-type="string" calcext:value-type="string">
            <text:p>chevauchitude</text:p>
          </table:table-cell>
          <table:table-cell table:style-name="ce343" office:value-type="string" calcext:value-type="string">
            <text:p>chevaucher</text:p>
          </table:table-cell>
          <table:table-cell table:style-name="ce343" office:value-type="string" calcext:value-type="string">
            <text:p>Fait d’être sur un animal pour se faire transporter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omb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9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Hqko</text:p>
          </table:table-cell>
          <table:table-cell table:style-name="ce343"/>
          <table:table-cell table:style-name="ce343" office:value-type="string" calcext:value-type="string">
            <text:p>cheval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avail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70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lta</text:p>
          </table:table-cell>
          <table:table-cell table:style-name="ce343"/>
          <table:table-cell table:style-name="ce343" office:value-type="string" calcext:value-type="string">
            <text:p>cérémoni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ouv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lto</text:p>
          </table:table-cell>
          <table:table-cell table:style-name="ce343"/>
          <table:table-cell table:style-name="ce343" office:value-type="string" calcext:value-type="string">
            <text:p>simp</text:p>
          </table:table-cell>
          <table:table-cell table:style-name="ce343" office:value-type="string" calcext:value-type="string">
            <text:p>Quelqu'un qui se montre trop soumis en espérant avoir l'attention de quelqu'un d'autre quand cette personne n'a clairement aucun intérêt pour lui.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ven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o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ivre</text:p>
          </table:table-cell>
          <table:table-cell table:style-name="ce277" table:number-columns-repeated="3"/>
        </table:table-row>
        <table:table-row table:style-name="ro1">
          <table:table-cell table:style-name="ce271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ir</text:p>
          </table:table-cell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∀</text:p>
          </table:table-cell>
          <table:table-cell table:style-name="ce305"/>
          <table:table-cell table:style-name="ce305" office:value-type="string" calcext:value-type="string">
            <text:p>∀, quantificateur universel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uloir</text:p>
          </table:table-cell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u</text:p>
          </table:table-cell>
          <table:table-cell table:style-name="ce310"/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k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payer</text:p>
          </table:table-cell>
          <table:table-cell table:style-name="ce277" table:number-columns-repeated="3"/>
        </table:table-row>
        <table:table-row table:style-name="ro1">
          <table:table-cell table:style-name="ce274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H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ti</text:p>
          </table:table-cell>
          <table:table-cell table:style-name="ce305" office:value-type="string" calcext:value-type="string">
            <text:p>des</text:p>
          </table:table-cell>
          <table:table-cell table:style-name="ce305"/>
          <table:table-cell table:style-name="ce277" table:number-columns-repeated="2"/>
          <table:table-cell table:style-name="ce320" office:value-type="string" calcext:value-type="string">
            <text:p>bki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5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utiliser pour des animaux, le vivant animé</text:p>
          </table:table-cell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kG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/>
          <table:table-cell table:style-name="ce290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k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5">
          <table:table-cell table:style-name="ce252" table:number-columns-repeated="2"/>
          <table:table-cell table:style-name="ce275" table:number-columns-repeated="2"/>
          <table:table-cell table:style-name="ce277" table:number-columns-repeated="2"/>
          <table:table-cell table:number-columns-repeated="2" table:style-name="ce305" office:value-type="string" calcext:value-type="string">
            <text:p>ko</text:p>
          </table:table-cell>
          <table:table-cell table:style-name="ce305"/>
          <table:table-cell table:style-name="ce305" office:value-type="string" calcext:value-type="string">
            <text:p>Non, négation, marque de l’invalidation</text:p>
          </table:table-cell>
          <table:table-cell table:style-name="ce277" table:number-columns-repeated="2"/>
          <table:table-cell table:style-name="ce320" office:value-type="string" calcext:value-type="string">
            <text:p>bgo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D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u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H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i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0" office:value-type="string" calcext:value-type="string">
            <text:p><text:span text:style-name="T2">∅</text:span>5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L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10/10, le parfait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4" office:value-type="string" calcext:value-type="string">
            <text:p><text:span text:style-name="T2">∅</text:span>0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G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2"/>
          <table:table-cell table:style-name="ce253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g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M</text:p>
          </table:table-cell>
          <table:table-cell table:style-name="ce324" office:value-type="string" calcext:value-type="string">
            <text:p><text:span text:style-name="T2">∅</text:span>7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4"/>
          <table:table-cell table:style-name="ce291"/>
          <table:table-cell table:style-name="ce253"/>
          <table:table-cell table:style-name="ce275"/>
          <table:table-cell table:style-name="ce277" table:number-columns-repeated="2"/>
          <table:table-cell table:style-name="ce305" office:value-type="string" calcext:value-type="string">
            <text:p>g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N</text:p>
          </table:table-cell>
          <table:table-cell table:style-name="ce324" office:value-type="string" calcext:value-type="string">
            <text:p><text:span text:style-name="T2">∅</text:span>6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A</text:p>
          </table:table-cell>
          <table:table-cell table:style-name="ce325" office:value-type="string" calcext:value-type="string">
            <text:p>∅9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o</text:p>
          </table:table-cell>
          <table:table-cell table:style-name="ce310" office:value-type="string" calcext:value-type="string">
            <text:p>go</text:p>
          </table:table-cell>
          <table:table-cell table:style-name="ce305" office:value-type="string" calcext:value-type="string">
            <text:p>bien</text:p>
          </table:table-cell>
          <table:table-cell table:style-name="ce305" office:value-type="string" calcext:value-type="string">
            <text:p>le positif agréable</text:p>
          </table:table-cell>
          <table:table-cell table:style-name="ce277" table:number-columns-repeated="2"/>
          <table:table-cell table:style-name="ce320" office:value-type="string" calcext:value-type="string">
            <text:p>blo</text:p>
          </table:table-cell>
          <table:table-cell table:style-name="ce320" office:value-type="string" calcext:value-type="string">
            <text:p><text:span text:style-name="T2">∅</text:span>2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D</text:p>
          </table:table-cell>
          <table:table-cell table:style-name="ce324" office:value-type="string" calcext:value-type="string">
            <text:p><text:span text:style-name="T2">∅</text:span>3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4">
          <table:table-cell table:style-name="ce275"/>
          <table:table-cell table:style-name="ce292"/>
          <table:table-cell table:style-name="ce275" table:number-columns-repeated="2"/>
          <table:table-cell table:style-name="ce277"/>
          <table:table-cell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des adverbes « -ement » « de façon … », <text:s/>l’adverbe caractériser le dernier verbe de la phrase</text:p>
          </table:table-cell>
          <table:table-cell/>
          <table:table-cell table:style-name="ce277"/>
          <table:table-cell table:style-name="ce320" office:value-type="string" calcext:value-type="string">
            <text:p>bla</text:p>
          </table:table-cell>
          <table:table-cell table:style-name="ce324" office:value-type="string" calcext:value-type="string">
            <text:p><text:span text:style-name="T2">∅</text:span>1</text:p>
          </table:table-cell>
          <table:table-cell table:style-name="ce324" table:number-columns-repeated="2"/>
          <table:table-cell table:number-columns-repeated="99"/>
        </table:table-row>
        <table:table-row table:style-name="ro5">
          <table:table-cell table:style-name="ce275" table:number-columns-repeated="4"/>
          <table:table-cell table:number-columns-repeated="2"/>
          <table:table-cell table:style-name="ce305" office:value-type="string" calcext:value-type="string">
            <text:p>g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ur de l’intensité au niveau 2/10</text:p>
          </table:table-cell>
          <table:table-cell/>
          <table:table-cell table:style-name="ce277"/>
          <table:table-cell table:style-name="ce320" office:value-type="string" calcext:value-type="string">
            <text:p>blu</text:p>
          </table:table-cell>
          <table:table-cell table:style-name="ce324" office:value-type="string" calcext:value-type="string">
            <text:p>∅4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H</text:p>
          </table:table-cell>
          <table:table-cell table:style-name="ce324" office:value-type="string" calcext:value-type="string">
            <text:p><text:span text:style-name="T2">∅</text:span>8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i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i</text:p>
          </table:table-cell>
          <table:table-cell table:style-name="ce324" office:value-type="string" calcext:value-type="string">
            <text:p>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style-name="ce277" table:number-columns-repeated="3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µ</text:p>
          </table:table-cell>
          <table:table-cell table:style-name="ce310"/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o</text:p>
          </table:table-cell>
          <table:table-cell table:style-name="ce310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11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utilisé dans l’intensité au niveau 3/10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u</text:p>
          </table:table-cell>
          <table:table-cell table:style-name="ce312" office:value-type="string" calcext:value-type="string">
            <text:p>Possessif singulier de ju (ja⋃fu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u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H</text:p>
          </table:table-cell>
          <table:table-cell table:style-name="ce312" office:value-type="string" calcext:value-type="string">
            <text:p><text:span text:style-name="T1">Possessif singulier de jH (⋃(ja,fu,ri)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i</text:p>
          </table:table-cell>
          <table:table-cell table:style-name="ce312" office:value-type="string" calcext:value-type="string">
            <text:p><text:span text:style-name="T1">Possessif singulier de ji (ja⋃ri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E</text:p>
          </table:table-cell>
          <table:table-cell table:style-name="ce307" office:value-type="string" calcext:value-type="string">
            <text:p>jE⋃jE</text:p>
          </table:table-cell>
          <table:table-cell table:style-name="ce307"/>
          <table:table-cell table:style-name="ce307" office:value-type="string" calcext:value-type="string">
            <text:p>« je » multiple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qe</text:p>
          </table:table-cell>
          <table:table-cell table:style-name="ce305"/>
          <table:table-cell table:style-name="ce305" office:value-type="string" calcext:value-type="string">
            <text:p>marque du pluriel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N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’intensité ?</text:p>
          </table:table-cell>
          <table:table-cell table:number-columns-repeated="2"/>
          <table:table-cell table:style-name="ce320" office:value-type="string" calcext:value-type="string">
            <text:p>b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D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a</text:p>
          </table:table-cell>
          <table:table-cell table:style-name="ce306" office:value-type="string" calcext:value-type="string">
            <text:p>∈</text:p>
          </table:table-cell>
          <table:table-cell table:style-name="ce306"/>
          <table:table-cell table:style-name="ce306" office:value-type="string" calcext:value-type="string">
            <text:p>∈,appartenir,être du type</text:p>
            <text:p>exemple : je suis beau/juqasla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u</text:p>
          </table:table-cell>
          <table:table-cell table:style-name="ce307" office:value-type="string" calcext:value-type="string">
            <text:p>tu⋃tu</text:p>
          </table:table-cell>
          <table:table-cell table:style-name="ce307"/>
          <table:table-cell table:style-name="ce307" office:value-type="string" calcext:value-type="string">
            <text:p>désigne plusieurs « tu » à qui le locuteur parle, vous</text:p>
          </table:table-cell>
          <table:table-cell table:number-columns-repeated="2"/>
          <table:table-cell table:style-name="ce320" office:value-type="string" calcext:value-type="string">
            <text:p>b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H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q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i</text:p>
          </table:table-cell>
          <table:table-cell table:style-name="ce317" office:value-type="string" calcext:value-type="string">
            <text:p><text:span text:style-name="T2">reglu-[]</text:span></text:p>
            <text:p><text:span text:style-name="T3">/!\ qi ya : qya etc.</text:span></text:p>
          </table:table-cell>
          <table:table-cell table:style-name="ce307" table:number-columns-repeated="2"/>
          <table:table-cell table:number-columns-repeated="2"/>
          <table:table-cell table:style-name="ce320" office:value-type="string" calcext:value-type="string">
            <text:p>b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E</text:p>
          </table:table-cell>
          <table:table-cell table:style-name="ce307" table:number-columns-repeated="3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e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G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M</text:p>
          </table:table-cell>
          <table:table-cell table:style-name="ce315" office:value-type="string" calcext:value-type="string">
            <text:p>li⋃li</text:p>
          </table:table-cell>
          <table:table-cell table:style-name="ce305"/>
          <table:table-cell table:style-name="ce315" office:value-type="string" calcext:value-type="string">
            <text:p><text:span text:style-name="T5">désigne plusieurs personne à qui le locuteur parle</text:span></text:p>
            <text:p><text:span text:style-name="T5">plusieurs « il », ils, eux</text:span></text:p>
          </table:table-cell>
          <table:table-cell table:number-columns-repeated="2"/>
          <table:table-cell table:style-name="ce320" office:value-type="string" calcext:value-type="string">
            <text:p>b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N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«-able » « truc-able » qui peut être du « truc » , exprime la possibilité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µ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o</text:p>
          </table:table-cell>
          <table:table-cell table:style-name="ce305" office:value-type="string" calcext:value-type="string">
            <text:p>⊆</text:p>
          </table:table-cell>
          <table:table-cell table:style-name="ce305"/>
          <table:table-cell table:style-name="ce305" office:value-type="string" calcext:value-type="string">
            <text:p>⊆, est inclus, être</text:p>
            <text:p>exemple : les femmes sont des humaines/lefyawajolefya</text:p>
          </table:table-cell>
          <table:table-cell table:number-columns-repeated="2"/>
          <table:table-cell table:style-name="ce320" office:value-type="string" calcext:value-type="string">
            <text:p>b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a</text:p>
          </table:table-cell>
          <table:table-cell table:style-name="ce307" office:value-type="string" calcext:value-type="string">
            <text:p>ja</text:p>
          </table:table-cell>
          <table:table-cell table:style-name="ce307"/>
          <table:table-cell table:style-name="ce307" office:value-type="string" calcext:value-type="string">
            <text:p>je, moi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u</text:p>
          </table:table-cell>
          <table:table-cell table:style-name="ce307" office:value-type="string" calcext:value-type="string">
            <text:p>jE⋃fu</text:p>
          </table:table-cell>
          <table:table-cell table:style-name="ce307"/>
          <table:table-cell table:style-name="ce307" office:value-type="string" calcext:value-type="string">
            <text:p>« je » et « tu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i</text:p>
          </table:table-cell>
          <table:table-cell table:style-name="ce307" office:value-type="string" calcext:value-type="string">
            <text:p>jE⋃ri</text:p>
          </table:table-cell>
          <table:table-cell table:style-name="ce307"/>
          <table:table-cell table:style-name="ce307" office:value-type="string" calcext:value-type="string">
            <text:p>« je » et « il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office:value-type="string" calcext:value-type="string">
            <text:p>y</text:p>
          </table:table-cell>
          <table:table-cell table:style-name="ce320"/>
          <table:table-cell table:style-name="ce320" office:value-type="string" calcext:value-type="string">
            <text:p>y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µ</text:p>
          </table:table-cell>
          <table:table-cell table:style-name="ce305" office:value-type="string" calcext:value-type="string">
            <text:p>y</text:p>
          </table:table-cell>
          <table:table-cell table:style-name="ce305"/>
          <table:table-cell table:style-name="ce305" office:value-type="string" calcext:value-type="string">
            <text:p>y</text:p>
          </table:table-cell>
          <table:table-cell table:number-columns-repeated="2"/>
          <table:table-cell table:style-name="ce320" office:value-type="string" calcext:value-type="string">
            <text:p>b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4/1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ya</text:p>
          </table:table-cell>
          <table:table-cell table:style-name="ce307" office:value-type="string" calcext:value-type="string">
            <text:p>∃</text:p>
          </table:table-cell>
          <table:table-cell table:style-name="ce307"/>
          <table:table-cell table:style-name="ce307" office:value-type="string" calcext:value-type="string">
            <text:p>∃, quantificateur existentiel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4" office:value-type="string" calcext:value-type="string">
            <text:p>ɞ</text:p>
          </table:table-cell>
          <table:table-cell table:style-name="ce324"/>
          <table:table-cell table:style-name="ce324" office:value-type="string" calcext:value-type="string">
            <text:p>swa, afGktasyM, definisyM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u</text:p>
          </table:table-cell>
          <table:table-cell table:style-name="ce305" office:value-type="string" calcext:value-type="string">
            <text:p>∋</text:p>
          </table:table-cell>
          <table:table-cell table:style-name="ce305"/>
          <table:table-cell table:style-name="ce305" office:value-type="string" calcext:value-type="string">
            <text:p>avoir</text:p>
          </table:table-cell>
          <table:table-cell table:number-columns-repeated="2"/>
          <table:table-cell table:style-name="ce320" office:value-type="string" calcext:value-type="string">
            <text:p>b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H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L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office:value-type="string" calcext:value-type="string">
            <text:p>reglu</text:p>
          </table:table-cell>
          <table:table-cell table:style-name="ce305"/>
          <table:table-cell table:style-name="ce305" office:value-type="string" calcext:value-type="string">
            <text:p>marque des adjectif, le mot adjective le dernier substantif de la phrase</text:p>
          </table:table-cell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u</text:p>
          </table:table-cell>
          <table:table-cell table:style-name="ce305" office:value-type="string" calcext:value-type="string">
            <text:p><text:span text:style-name="T2">possessif singulier de qu (</text:span><text:span text:style-name="T4">fu1⋃fu2)</text:span>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H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mH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i</text:p>
          </table:table-cell>
          <table:table-cell table:style-name="ce305" office:value-type="string" calcext:value-type="string">
            <text:p><text:span text:style-name="T2">possessif singulier de fi (</text:span><text:span text:style-name="T4">fu⋃ri</text:span>)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i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<text:span text:style-name="T2">vE</text:span></text:p>
            <text:p>reglu</text:p>
          </table:table-cell>
          <table:table-cell table:style-name="ce305" office:value-type="string" calcext:value-type="string">
            <text:p>in-</text:p>
          </table:table-cell>
          <table:table-cell table:style-name="ce305" office:value-type="string" calcext:value-type="string">
            <text:p>marque usuelle de l’inverse, l’opposé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L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ve-</text:p>
          </table:table-cell>
          <table:table-cell table:style-name="ce305"/>
          <table:table-cell table:style-name="ce305" office:value-type="string" calcext:value-type="string">
            <text:p>marque des adjectifs ?(pas sur d’en avoir besoin)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µ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vo</text:p>
          </table:table-cell>
          <table:table-cell table:style-name="ce305"/>
          <table:table-cell table:style-name="ce305" office:value-type="string" calcext:value-type="string">
            <text:p><text:span text:style-name="T2">marque du comparatif d’égalité</text:span></text:p>
            <text:p><text:span text:style-name="T2">autant, aussi</text:span></text:p>
          </table:table-cell>
          <table:table-cell table:number-columns-repeated="2"/>
          <table:table-cell table:style-name="ce320" office:value-type="string" calcext:value-type="string">
            <text:p>b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(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u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5" office:value-type="string" calcext:value-type="string">
            <text:p>-fE</text:p>
          </table:table-cell>
          <table:table-cell table:style-name="ce305"/>
          <table:table-cell table:style-name="ce305" office:value-type="string" calcext:value-type="string">
            <text:p>mal, négatif désagrabl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L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7" office:value-type="string" calcext:value-type="string">
            <text:p>⊸,()</text:p>
          </table:table-cell>
          <table:table-cell table:style-name="ce307"/>
          <table:table-cell table:style-name="ce307" office:value-type="string" calcext:value-type="string">
            <text:p>« de » désigne l'affectation d'une application à son paramètr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µ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7" office:value-type="string" calcext:value-type="string">
            <text:p>fo</text:p>
          </table:table-cell>
          <table:table-cell table:style-name="ce305" office:value-type="string" calcext:value-type="string">
            <text:p>,</text:p>
          </table:table-cell>
          <table:table-cell table:style-name="ce305"/>
          <table:table-cell table:style-name="ce305" office:value-type="string" calcext:value-type="string">
            <text:p>virgule, (séparateur (au moins pour les nombres avec partie décimale))</text:p>
          </table:table-cell>
          <table:table-cell table:number-columns-repeated="2"/>
          <table:table-cell table:style-name="ce320" office:value-type="string" calcext:value-type="string">
            <text:p>b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D</text:p>
          </table:table-cell>
          <table:table-cell table:number-columns-repeated="3" table:style-name="ce313" office:value-type="string" calcext:value-type="string">
            <text:p>∅∅∅</text:p>
          </table:table-cell>
          <table:table-cell table:number-columns-repeated="2"/>
          <table:table-cell table:style-name="ce320" office:value-type="string" calcext:value-type="string">
            <text:p>b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u</text:p>
          </table:table-cell>
          <table:table-cell table:style-name="ce307" office:value-type="string" calcext:value-type="string">
            <text:p>fu</text:p>
          </table:table-cell>
          <table:table-cell table:style-name="ce307"/>
          <table:table-cell table:style-name="ce307" office:value-type="string" calcext:value-type="string">
            <text:p>« tu »</text:p>
          </table:table-cell>
          <table:table-cell table:number-columns-repeated="2"/>
          <table:table-cell table:style-name="ce320" office:value-type="string" calcext:value-type="string">
            <text:p>bfu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H</text:p>
          </table:table-cell>
          <table:table-cell table:style-name="ce307" office:value-type="string" calcext:value-type="string">
            <text:p>fH</text:p>
          </table:table-cell>
          <table:table-cell table:style-name="ce307"/>
          <table:table-cell table:style-name="ce307" office:value-type="string" calcext:value-type="string">
            <text:p>le verbe faire</text:p>
            <text:p>utilisation générique pour construire des verbes associé</text:p>
          </table:table-cell>
          <table:table-cell table:number-columns-repeated="2"/>
          <table:table-cell table:style-name="ce320" office:value-type="string" calcext:value-type="string">
            <text:p>b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i</text:p>
          </table:table-cell>
          <table:table-cell table:style-name="ce307" office:value-type="string" calcext:value-type="string">
            <text:p>fu⋃ri</text:p>
          </table:table-cell>
          <table:table-cell table:style-name="ce307"/>
          <table:table-cell table:style-name="ce307" office:value-type="string" calcext:value-type="string">
            <text:p>« tu » et « il », vous</text:p>
          </table:table-cell>
          <table:table-cell table:number-columns-repeated="2"/>
          <table:table-cell table:style-name="ce320" office:value-type="string" calcext:value-type="string">
            <text:p>b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13" office:value-type="string" calcext:value-type="string">
            <text:p>¬izomDrf a Dbje referAse</text:p>
          </table:table-cell>
          <table:table-cell table:style-name="ce313"/>
          <table:table-cell table:style-name="ce313" office:value-type="string" calcext:value-type="string">
            <text:p>le « faux » logique</text:p>
          </table:table-cell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office:value-type="string" calcext:value-type="string">
            <text:p>maRkLR du futuR</text:p>
          </table:table-cell>
          <table:table-cell table:style-name="ce305"/>
          <table:table-cell table:style-name="ce305" office:value-type="string" calcext:value-type="string">
            <text:p>marqueur du futur</text:p>
          </table:table-cell>
          <table:table-cell table:number-columns-repeated="2"/>
          <table:table-cell table:number-columns-repeated="2" table:style-name="ce320" office:value-type="string" calcext:value-type="string">
            <text:p>bra</text:p>
          </table:table-cell>
          <table:table-cell table:style-name="ce320"/>
          <table:table-cell table:style-name="ce320" office:value-type="string" calcext:value-type="string">
            <text:p>normal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H</text:p>
          </table:table-cell>
          <table:table-cell table:style-name="ce307" office:value-type="string" calcext:value-type="string">
            <text:p>jE⋃fu⋃li</text:p>
          </table:table-cell>
          <table:table-cell table:style-name="ce307"/>
          <table:table-cell table:style-name="ce307" office:value-type="string" calcext:value-type="string">
            <text:p>« je », « tu » et « il », une sorte de « nous »</text:p>
          </table:table-cell>
          <table:table-cell table:style-name="ce318"/>
          <table:table-cell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i</text:p>
          </table:table-cell>
          <table:table-cell table:style-name="ce307" office:value-type="string" calcext:value-type="string">
            <text:p>il</text:p>
          </table:table-cell>
          <table:table-cell table:style-name="ce307"/>
          <table:table-cell table:style-name="ce307" office:value-type="string" calcext:value-type="string">
            <text:p>il</text:p>
          </table:table-cell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i</text:p>
          </table:table-cell>
          <table:table-cell table:style-name="ce320" table:number-columns-repeated="3"/>
          <table:table-cell table:number-columns-repeated="99"/>
        </table:table-row>
        <table:table-row table:style-name="ro3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<text:span text:style-name="T2">marque de chainage « d’adjectif  générique », le mot caractérise le même </text:span>mot que d’ajectif générique précédent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L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se</text:p>
          </table:table-cell>
          <table:table-cell table:style-name="ce305"/>
          <table:table-cell table:style-name="ce305" office:value-type="string" calcext:value-type="string">
            <text:p>suffixe marqueur du passé (grammaire)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our des objets</text:p>
          </table:table-cell>
          <table:table-cell table:number-columns-repeated="2"/>
          <table:table-cell table:style-name="ce320" office:value-type="string" calcext:value-type="string">
            <text:p>b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lutôt lié à la langue, écrit….</text:p>
          </table:table-cell>
          <table:table-cell table:number-columns-repeated="2"/>
          <table:table-cell table:style-name="ce320" office:value-type="string" calcext:value-type="string">
            <text:p>b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a</text:p>
          </table:table-cell>
          <table:table-cell table:style-name="ce306" office:value-type="string" calcext:value-type="string">
            <text:p>⟞</text:p>
          </table:table-cell>
          <table:table-cell table:style-name="ce306"/>
          <table:table-cell table:style-name="ce306" office:value-type="string" calcext:value-type="string">
            <text:p>car, en raison de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u</text:p>
          </table:table-cell>
          <table:table-cell table:style-name="ce307" office:value-type="string" calcext:value-type="string">
            <text:p>+</text:p>
          </table:table-cell>
          <table:table-cell table:style-name="ce307"/>
          <table:table-cell table:style-name="ce307" office:value-type="string" calcext:value-type="string">
            <text:p>+,addition,plus</text:p>
          </table:table-cell>
          <table:table-cell table:number-columns-repeated="2"/>
          <table:table-cell table:style-name="ce320" office:value-type="string" calcext:value-type="string">
            <text:p>bzu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H</text:p>
          </table:table-cell>
          <table:table-cell table:style-name="ce320" office:value-type="string" calcext:value-type="string">
            <text:p>b</text:p>
          </table:table-cell>
          <table:table-cell table:style-name="ce320"/>
          <table:table-cell table:style-name="ce320" office:value-type="string" calcext:value-type="string">
            <text:p>b</text:p>
          </table:table-cell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i</text:p>
          </table:table-cell>
          <table:table-cell table:style-name="ce314" office:value-type="string" calcext:value-type="string">
            <text:p>reglu-[]</text:p>
          </table:table-cell>
          <table:table-cell table:style-name="ce306"/>
          <table:table-cell table:style-name="ce314" office:value-type="string" calcext:value-type="string">
            <text:p>marque de chainage « d’adjectif  générique », le mot caractérise le mot qui lui précède directement</text:p>
          </table:table-cell>
          <table:table-cell table:number-columns-repeated="2"/>
          <table:table-cell table:style-name="ce320" office:value-type="string" calcext:value-type="string">
            <text:p>b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e</text:p>
          </table:table-cell>
          <table:table-cell table:style-name="ce305"/>
          <table:table-cell table:style-name="ce305" office:value-type="string" calcext:value-type="string">
            <text:p>Ati, opozisyM</text:p>
          </table:table-cell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M</text:p>
          </table:table-cell>
          <table:table-cell table:style-name="ce320" table:number-columns-repeated="3"/>
          <table:table-cell table:number-columns-repeated="99"/>
        </table:table-row>
        <table:table-row table:style-name="ro1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N</text:p>
          </table:table-cell>
          <table:table-cell table:style-name="ce326"/>
          <table:table-cell table:style-name="ce320" office:value-type="string" calcext:value-type="string">
            <text:p>bordeau</text:p>
          </table:table-cell>
          <table:table-cell table:style-name="ce345" office:value-type="string" calcext:value-type="string">
            <text:p>TSL : 340;100;100</text:p>
            <text:p>Hexadécimal : ff55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o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D</text:p>
          </table:table-cell>
          <table:table-cell table:style-name="ce305" table:number-columns-repeated="2"/>
          <table:table-cell table:style-name="ce312"/>
          <table:table-cell table:number-columns-repeated="2"/>
          <table:table-cell table:style-name="ce320" office:value-type="string" calcext:value-type="string">
            <text:p>bwD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a</text:p>
          </table:table-cell>
          <table:table-cell table:style-name="ce306" office:value-type="string" calcext:value-type="string">
            <text:p>=</text:p>
          </table:table-cell>
          <table:table-cell table:style-name="ce306"/>
          <table:table-cell table:style-name="ce312" office:value-type="string" calcext:value-type="string">
            <text:p><text:span text:style-name="T1">=, égal, être</text:span></text:p>
            <text:p><text:span text:style-name="T1">Ce chat est mon chat</text:span></text:p>
            <text:p><text:span text:style-name="T1">zu kebyA za ba kebyA</text:span></text:p>
          </table:table-cell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u</text:p>
          </table:table-cell>
          <table:table-cell table:style-name="ce305"/>
          <table:table-cell table:style-name="ce305" office:value-type="string" calcext:value-type="string">
            <text:p>équivalent de « ce », désigne un objet dans le contexte</text:p>
          </table:table-cell>
          <table:table-cell table:number-columns-repeated="2"/>
          <table:table-cell table:style-name="ce320" office:value-type="string" calcext:value-type="string">
            <text:p>b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H</text:p>
          </table:table-cell>
          <table:table-cell table:style-name="ce315" office:value-type="string" calcext:value-type="string">
            <text:p>·</text:p>
          </table:table-cell>
          <table:table-cell table:style-name="ce315"/>
          <table:table-cell table:style-name="ce315" office:value-type="string" calcext:value-type="string">
            <text:p>·</text:p>
          </table:table-cell>
          <table:table-cell table:number-columns-repeated="2"/>
          <table:table-cell table:style-name="ce320" office:value-type="string" calcext:value-type="string">
            <text:p>bw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i</text:p>
          </table:table-cell>
          <table:table-cell table:style-name="ce307" office:value-type="string" calcext:value-type="string">
            <text:p>&lt;</text:p>
          </table:table-cell>
          <table:table-cell table:style-name="ce307"/>
          <table:table-cell table:style-name="ce317" office:value-type="string" calcext:value-type="string">
            <text:p>marque du comparatif inférieur, moins, plus petit que</text:p>
          </table:table-cell>
          <table:table-cell table:number-columns-repeated="2"/>
          <table:table-cell table:style-name="ce320" office:value-type="string" calcext:value-type="string">
            <text:p>bwi</text:p>
          </table:table-cell>
          <table:table-cell table:style-name="ce327"/>
          <table:table-cell table:style-name="ce320" office:value-type="string" calcext:value-type="string">
            <text:p>rose</text:p>
          </table:table-cell>
          <table:table-cell table:style-name="ce345" office:value-type="string" calcext:value-type="string">
            <text:p>TSL : 300;100;100</text:p>
            <text:p>Hexadécimal : ff00ff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office:value-type="string" calcext:value-type="string">
            <text:p>w</text:p>
          </table:table-cell>
          <table:table-cell table:style-name="ce305"/>
          <table:table-cell table:style-name="ce305" office:value-type="string" calcext:value-type="string">
            <text:p>w</text:p>
          </table:table-cell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office:value-type="string" calcext:value-type="string">
            <text:p>wa, []-vuma-*</text:p>
          </table:table-cell>
          <table:table-cell table:style-name="ce305"/>
          <table:table-cell table:style-name="ce305" office:value-type="string" calcext:value-type="string">
            <text:p>marque du sexe féminin</text:p>
          </table:table-cell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58"/>
          <table:table-cell table:style-name="ce299"/>
          <table:table-cell table:number-columns-repeated="3"/>
          <table:table-cell table:style-name="ce305" office:value-type="string" calcext:value-type="string">
            <text:p>w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£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8"/>
          <table:table-cell table:style-name="ce320" office:value-type="string" calcext:value-type="string">
            <text:p>vert primaire, vert clair</text:p>
          </table:table-cell>
          <table:table-cell table:style-name="ce345" office:value-type="string" calcext:value-type="string">
            <text:p>120;100;100,00ff00</text:p>
          </table:table-cell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12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nM</text:p>
          </table:table-cell>
          <table:table-cell table:style-name="ce306" table:number-columns-repeated="3"/>
          <table:table-cell table:number-columns-repeated="2"/>
          <table:table-cell table:style-name="ce320" office:value-type="string" calcext:value-type="string">
            <text:p>b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9"/>
          <table:table-cell table:style-name="ce320" office:value-type="string" calcext:value-type="string">
            <text:p>vert foncé</text:p>
          </table:table-cell>
          <table:table-cell table:style-name="ce345" office:value-type="string" calcext:value-type="string">
            <text:p>120;100;50,8080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12" office:value-type="string" calcext:value-type="string">
            <text:p>na</text:p>
          </table:table-cell>
          <table:table-cell table:style-name="ce305"/>
          <table:table-cell table:style-name="ce305" office:value-type="string" calcext:value-type="string">
            <text:p>parent (radical parental)</text:p>
          </table:table-cell>
          <table:table-cell table:number-columns-repeated="2"/>
          <table:table-cell table:style-name="ce320" office:value-type="string" calcext:value-type="string">
            <text:p>bcu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u</text:p>
          </table:table-cell>
          <table:table-cell table:style-name="ce312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es temps descriptif</text:p>
            <text:p><text:span text:style-name="T1">nawa, nadM</text:span></text:p>
          </table:table-cell>
          <table:table-cell table:number-columns-repeated="2"/>
          <table:table-cell table:style-name="ce320" office:value-type="string" calcext:value-type="string">
            <text:p>b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i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i</text:p>
          </table:table-cell>
          <table:table-cell table:style-name="ce305" office:value-type="string" calcext:value-type="string">
            <text:p><text:span text:style-name="T2">possessif singulier de qi (</text:span><text:span text:style-name="T4">ri1⋃ri2</text:span>)</text:p>
          </table:table-cell>
          <table:table-cell table:style-name="ce305"/>
          <table:table-cell table:style-name="ce305" office:value-type="string" calcext:value-type="string">
            <text:p>leur</text:p>
          </table:table-cell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12" office:value-type="string" calcext:value-type="string">
            <text:p>dya</text:p>
          </table:table-cell>
          <table:table-cell table:style-name="ce312" table:number-columns-repeated="2"/>
          <table:table-cell table:number-columns-repeated="2"/>
          <table:table-cell table:style-name="ce320" office:value-type="string" calcext:value-type="string">
            <text:p>p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D</text:p>
          </table:table-cell>
          <table:table-cell table:style-name="ce311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12" office:value-type="string" calcext:value-type="string">
            <text:p>B</text:p>
          </table:table-cell>
          <table:table-cell table:style-name="ce312"/>
          <table:table-cell table:style-name="ce312" office:value-type="string" calcext:value-type="string">
            <text:p>B</text:p>
          </table:table-cell>
          <table:table-cell table:number-columns-repeated="2"/>
          <table:table-cell table:style-name="ce320" office:value-type="string" calcext:value-type="string">
            <text:p>p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T</text:p>
          </table:table-cell>
          <table:table-cell table:style-name="ce305"/>
          <table:table-cell table:style-name="ce305" office:value-type="string" calcext:value-type="string">
            <text:p>« the » anglais</text:p>
          </table:table-cell>
          <table:table-cell table:number-columns-repeated="2"/>
          <table:table-cell table:style-name="ce320" office:value-type="string" calcext:value-type="string">
            <text:p>p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Fµ</text:p>
          </table:table-cell>
          <table:table-cell table:style-name="ce308" office:value-type="string" calcext:value-type="string">
            <text:p>F</text:p>
          </table:table-cell>
          <table:table-cell table:style-name="ce316"/>
          <table:table-cell table:style-name="ce316" office:value-type="string" calcext:value-type="string">
            <text:p>« ath » anglais</text:p>
          </table:table-cell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&amp;µ</text:p>
          </table:table-cell>
          <table:table-cell table:style-name="ce308" office:value-type="string" calcext:value-type="string">
            <text:p>&amp;</text:p>
          </table:table-cell>
          <table:table-cell table:style-name="ce316"/>
          <table:table-cell table:style-name="ce316" office:value-type="string" calcext:value-type="string">
            <text:p>« r » anglais</text:p>
          </table:table-cell>
          <table:table-cell table:number-columns-repeated="2"/>
          <table:table-cell table:style-name="ce320" office:value-type="string" calcext:value-type="string">
            <text:p>p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9" office:value-type="string" calcext:value-type="string">
            <text:p>$µ</text:p>
          </table:table-cell>
          <table:table-cell table:style-name="ce308" office:value-type="string" calcext:value-type="string">
            <text:p>$</text:p>
          </table:table-cell>
          <table:table-cell table:style-name="ce316"/>
          <table:table-cell table:style-name="ce316" office:value-type="string" calcext:value-type="string">
            <text:p>« gn » de parking</text:p>
          </table:table-cell>
          <table:table-cell table:number-columns-repeated="2"/>
          <table:table-cell table:style-name="ce320" office:value-type="string" calcext:value-type="string">
            <text:p>p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1/12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µ</text:p>
          </table:table-cell>
          <table:table-cell table:style-name="ce305" office:value-type="string" calcext:value-type="string">
            <text:p>€</text:p>
          </table:table-cell>
          <table:table-cell table:style-name="ce305"/>
          <table:table-cell table:style-name="ce305" office:value-type="string" calcext:value-type="string">
            <text:p>€</text:p>
          </table:table-cell>
          <table:table-cell table:number-columns-repeated="2"/>
          <table:table-cell table:style-name="ce320" office:value-type="string" calcext:value-type="string">
            <text:p>p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L</text:p>
          </table:table-cell>
          <table:table-cell table:style-name="ce320" office:value-type="string" calcext:value-type="string">
            <text:p>6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office:value-type="string" calcext:value-type="string">
            <text:p>6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M</text:p>
          </table:table-cell>
          <table:table-cell table:style-name="ce320" office:value-type="string" calcext:value-type="string">
            <text:p>6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N</text:p>
          </table:table-cell>
          <table:table-cell table:style-name="ce320" office:value-type="string" calcext:value-type="string">
            <text:p>6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o</text:p>
          </table:table-cell>
          <table:table-cell table:style-name="ce320" office:value-type="string" calcext:value-type="string">
            <text:p>6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D</text:p>
          </table:table-cell>
          <table:table-cell table:style-name="ce330" office:value-type="string" calcext:value-type="string">
            <text:p>6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u</text:p>
          </table:table-cell>
          <table:table-cell table:style-name="ce320" office:value-type="string" calcext:value-type="string">
            <text:p>6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H</text:p>
          </table:table-cell>
          <table:table-cell table:style-name="ce320" office:value-type="string" calcext:value-type="string">
            <text:p>6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i</text:p>
          </table:table-cell>
          <table:table-cell table:style-name="ce320" office:value-type="string" calcext:value-type="string">
            <text:p>6</text:p>
          </table:table-cell>
          <table:table-cell table:style-name="ce320"/>
          <table:table-cell table:style-name="ce320" office:value-type="string" calcext:value-type="string">
            <text:p>six, 6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office:value-type="string" calcext:value-type="string">
            <text:p>NtGryLR</text:p>
          </table:table-cell>
          <table:table-cell table:style-name="ce320"/>
          <table:table-cell table:style-name="ce320" office:value-type="string" calcext:value-type="string">
            <text:p>intérieur, dedans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o</text:p>
          </table:table-cell>
          <table:table-cell table:style-name="ce320"/>
          <table:table-cell table:style-name="ce320" office:value-type="string" calcext:value-type="string">
            <text:p>important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a</text:p>
          </table:table-cell>
          <table:table-cell table:style-name="ce320"/>
          <table:table-cell table:style-name="ce320" office:value-type="string" calcext:value-type="string">
            <text:p>aveugle, qui ne voit pas la lumière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H</text:p>
          </table:table-cell>
          <table:table-cell table:style-name="ce320"/>
          <table:table-cell table:style-name="ce320" office:value-type="string" calcext:value-type="string">
            <text:p>avoir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a</text:p>
          </table:table-cell>
          <table:table-cell table:style-name="ce320" office:value-type="string" calcext:value-type="string">
            <text:p>latéral</text:p>
          </table:table-cell>
          <table:table-cell table:style-name="ce320" office:value-type="string" calcext:value-type="string">
            <text:p>les choses latérales</text:p>
          </table:table-cell>
          <table:table-cell table:number-columns-repeated="99"/>
        </table:table-row>
        <table:table-row table:style-name="ro5">
          <table:table-cell table:number-columns-repeated="12"/>
          <table:table-cell table:number-columns-repeated="2" table:style-name="ce320" office:value-type="string" calcext:value-type="string">
            <text:p>pru</text:p>
          </table:table-cell>
          <table:table-cell table:style-name="ce320"/>
          <table:table-cell table:style-name="ce346" office:value-type="string" calcext:value-type="string">
            <text:p>les choses qui ont une différence ave un autre objet de référence, différent, au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i</text:p>
          </table:table-cell>
          <table:table-cell table:style-name="ce320" office:value-type="string" calcext:value-type="string">
            <text:p>violent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marqueur de produc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sa</text:p>
          </table:table-cell>
          <table:table-cell table:style-name="ce342" office:value-type="string" calcext:value-type="string">
            <text:p>ange</text:p>
          </table:table-cell>
          <table:table-cell table:style-name="ce342" office:value-type="string" calcext:value-type="string">
            <text:p>puissance/créature secondaire de nature sacré qui régit l’univer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i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office:value-type="string" calcext:value-type="string">
            <text:p>p</text:p>
          </table:table-cell>
          <table:table-cell table:style-name="ce320"/>
          <table:table-cell table:style-name="ce320" office:value-type="string" calcext:value-type="string">
            <text:p>p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office:value-type="string" calcext:value-type="string">
            <text:p>possessif singulier de qE (ja1⋃ja2)</text:p>
          </table:table-cell>
          <table:table-cell table:style-name="ce320"/>
          <table:table-cell table:style-name="ce320" office:value-type="string" calcext:value-type="string">
            <text:p>no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utiliser pour des mots qui contienne des listes exhaustiv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i</text:p>
          </table:table-cell>
          <table:table-cell table:style-name="ce324" office:value-type="string" calcext:value-type="string">
            <text:p>dji</text:p>
          </table:table-cell>
          <table:table-cell table:style-name="ce324"/>
          <table:table-cell table:style-name="ce324" office:value-type="string" calcext:value-type="string">
            <text:p>l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31"/>
          <table:table-cell table:style-name="ce343"/>
          <table:table-cell table:style-name="ce345" office:value-type="string" calcext:value-type="string">
            <text:p>blE pRimGr : 250;100;100 : 0000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32" office:value-type="string" calcext:value-type="string">
            <text:p>dyA</text:p>
          </table:table-cell>
          <table:table-cell table:style-name="ce324"/>
          <table:table-cell table:style-name="ce324" office:value-type="string" calcext:value-type="string">
            <text:p>nommé, qui a un no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N</text:p>
          </table:table-cell>
          <table:table-cell table:style-name="ce320" office:value-type="string" calcext:value-type="string">
            <text:p>dEmN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o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7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33"/>
          <table:table-cell table:style-name="ce320" office:value-type="string" calcext:value-type="string">
            <text:p>jaune</text:p>
          </table:table-cell>
          <table:table-cell table:style-name="ce345" office:value-type="string" calcext:value-type="string">
            <text:p>60;100;100,ffff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8/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L</text:p>
          </table:table-cell>
          <table:table-cell table:style-name="ce320" office:value-type="string" calcext:value-type="string">
            <text:p>9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office:value-type="string" calcext:value-type="string">
            <text:p>9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M</text:p>
          </table:table-cell>
          <table:table-cell table:style-name="ce320" office:value-type="string" calcext:value-type="string">
            <text:p>9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N</text:p>
          </table:table-cell>
          <table:table-cell table:style-name="ce320" office:value-type="string" calcext:value-type="string">
            <text:p>9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o</text:p>
          </table:table-cell>
          <table:table-cell table:style-name="ce320" office:value-type="string" calcext:value-type="string">
            <text:p>9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u</text:p>
          </table:table-cell>
          <table:table-cell table:style-name="ce320" office:value-type="string" calcext:value-type="string">
            <text:p>9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H</text:p>
          </table:table-cell>
          <table:table-cell table:style-name="ce320" office:value-type="string" calcext:value-type="string">
            <text:p>9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i</text:p>
          </table:table-cell>
          <table:table-cell table:style-name="ce320" office:value-type="string" calcext:value-type="string">
            <text:p>9</text:p>
          </table:table-cell>
          <table:table-cell table:style-name="ce320"/>
          <table:table-cell table:style-name="ce320" office:value-type="string" calcext:value-type="string">
            <text:p>neuf, 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office:value-type="string" calcext:value-type="string">
            <text:p>d</text:p>
          </table:table-cell>
          <table:table-cell table:style-name="ce320"/>
          <table:table-cell table:style-name="ce320" office:value-type="string" calcext:value-type="string">
            <text:p>d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dwa</text:p>
          </table:table-cell>
          <table:table-cell table:style-name="ce320" office:value-type="string" calcext:value-type="string">
            <text:p>béat, béatitude</text:p>
          </table:table-cell>
          <table:table-cell table:style-name="ce320" office:value-type="string" calcext:value-type="string">
            <text:p>Les états psychique de contentement et de satisfaction serein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M</text:p>
          </table:table-cell>
          <table:table-cell table:style-name="ce320" office:value-type="string" calcext:value-type="string">
            <text:p>⊤</text:p>
          </table:table-cell>
          <table:table-cell table:style-name="ce320"/>
          <table:table-cell table:style-name="ce320" office:value-type="string" calcext:value-type="string">
            <text:p>tautologie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bi-</text:p>
          </table:table-cell>
          <table:table-cell table:style-name="ce320" office:value-type="string" calcext:value-type="string">
            <text:p>marqueue du dou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tya</text:p>
          </table:table-cell>
          <table:table-cell table:style-name="ce320"/>
          <table:table-cell table:style-name="ce320" office:value-type="string" calcext:value-type="string">
            <text:p>agréa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office:value-type="string" calcext:value-type="string">
            <text:p>3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30</text:p>
          </table:table-cell>
          <table:table-cell table:style-name="ce320"/>
          <table:table-cell table:style-name="ce320" office:value-type="string" calcext:value-type="string">
            <text:p>3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3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3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32</text:p>
          </table:table-cell>
          <table:table-cell table:style-name="ce320"/>
          <table:table-cell table:style-name="ce320" office:value-type="string" calcext:value-type="string">
            <text:p>3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1</text:p>
          </table:table-cell>
          <table:table-cell table:style-name="ce320"/>
          <table:table-cell table:style-name="ce320" office:value-type="string" calcext:value-type="string">
            <text:p>3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34</text:p>
          </table:table-cell>
          <table:table-cell table:style-name="ce320"/>
          <table:table-cell table:style-name="ce320" office:value-type="string" calcext:value-type="string">
            <text:p>3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3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3</text:p>
          </table:table-cell>
          <table:table-cell table:style-name="ce320"/>
          <table:table-cell table:style-name="ce320" office:value-type="string" calcext:value-type="string">
            <text:p>trois, 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office:value-type="string" calcext:value-type="string">
            <text:p>t</text:p>
          </table:table-cell>
          <table:table-cell table:style-name="ce320"/>
          <table:table-cell table:style-name="ce320"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34" office:value-type="string" calcext:value-type="string">
            <text:p>⇏</text:p>
          </table:table-cell>
          <table:table-cell table:style-name="ce320"/>
          <table:table-cell table:style-name="ce320" office:value-type="string" calcext:value-type="string">
            <text:p>non 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5" office:value-type="string" calcext:value-type="string">
            <text:p>Marqueur de l’intensité 6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D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qui comporte du hasard, du fortuit</text:p>
          </table:table-cell>
          <table:table-cell table:style-name="ce320" office:value-type="string" calcext:value-type="string">
            <text:p><text:span text:style-name="T1">marqueur de classe qui ont du hasard, </text:span>non détermin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E</text:p>
          </table:table-cell>
          <table:table-cell table:style-name="ce320"/>
          <table:table-cell table:style-name="ce320" office:value-type="string" calcext:value-type="string">
            <text:p>marqueur de ques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e</text:p>
          </table:table-cell>
          <table:table-cell table:style-name="ce320" office:value-type="string" calcext:value-type="string">
            <text:p>∧</text:p>
          </table:table-cell>
          <table:table-cell table:style-name="ce320"/>
          <table:table-cell table:style-name="ce320" office:value-type="string" calcext:value-type="string">
            <text:p>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M</text:p>
          </table:table-cell>
          <table:table-cell table:style-name="ce320" office:value-type="string" calcext:value-type="string">
            <text:p>¬∧,↑</text:p>
          </table:table-cell>
          <table:table-cell table:style-name="ce320"/>
          <table:table-cell table:style-name="ce320" office:value-type="string" calcext:value-type="string">
            <text:p>¬∧,nand,↑, non 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o</text:p>
          </table:table-cell>
          <table:table-cell table:style-name="ce320"/>
          <table:table-cell table:style-name="ce320" office:value-type="string" calcext:value-type="string">
            <text:p>marqueur des ordr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a</text:p>
          </table:table-cell>
          <table:table-cell table:style-name="ce320"/>
          <table:table-cell table:style-name="ce320" office:value-type="string" calcext:value-type="string">
            <text:p>marqueur des assertion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u</text:p>
          </table:table-cell>
          <table:table-cell table:style-name="ce320" office:value-type="string" calcext:value-type="string">
            <text:p>⇍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i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0" office:value-type="string" calcext:value-type="string">
            <text:p>h</text:p>
          </table:table-cell>
          <table:table-cell table:style-name="ce320"/>
          <table:table-cell table:style-name="ce320" office:value-type="string" calcext:value-type="string">
            <text:p>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kmo</text:p>
          </table:table-cell>
          <table:table-cell table:style-name="ce321" office:value-type="string" calcext:value-type="string">
            <text:p>kMkatenasyM(mDrfGm)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i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va</text:p>
          </table:table-cell>
          <table:table-cell table:style-name="ce330" office:value-type="string" calcext:value-type="string">
            <text:p>mot</text:p>
          </table:table-cell>
          <table:table-cell table:style-name="ce330" office:value-type="string" calcext:value-type="string">
            <text:p>famille fini ordonné d'éléments pris dans un alphab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fA</text:p>
          </table:table-cell>
          <table:table-cell table:style-name="ce320"/>
          <table:table-cell table:style-name="ce320" office:value-type="string" calcext:value-type="string">
            <text:p>le brutal, sec, peu avenan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a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∘</text:p>
          </table:table-cell>
          <table:table-cell table:style-name="ce320"/>
          <table:table-cell table:style-name="ce320" office:value-type="string" calcext:value-type="string">
            <text:p>loi rond, composition de deux ap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krA</text:p>
          </table:table-cell>
          <table:table-cell table:style-name="ce320"/>
          <table:table-cell table:style-name="ce347" office:value-type="string" calcext:value-type="string">
            <text:p>suite, famille d'élément indexé sur ℕ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4" office:value-type="string" calcext:value-type="string">
            <text:p>kRu</text:p>
          </table:table-cell>
          <table:table-cell table:style-name="ce324"/>
          <table:table-cell table:style-name="ce324" office:value-type="string" calcext:value-type="string">
            <text:p>puanteu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⇐</text:p>
          </table:table-cell>
          <table:table-cell table:style-name="ce320"/>
          <table:table-cell table:style-name="ce320" office:value-type="string" calcext:value-type="string">
            <text:p>implica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L</text:p>
          </table:table-cell>
          <table:table-cell table:style-name="ce324" office:value-type="string" calcext:value-type="string">
            <text:p>25</text:p>
          </table:table-cell>
          <table:table-cell table:style-name="ce324"/>
          <table:table-cell table:style-name="ce324" office:value-type="string" calcext:value-type="string">
            <text:p>vingt-cinq, 2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office:value-type="string" calcext:value-type="string">
            <text:p>20</text:p>
          </table:table-cell>
          <table:table-cell table:style-name="ce324"/>
          <table:table-cell table:style-name="ce324" office:value-type="string" calcext:value-type="string">
            <text:p>vingt, 2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M</text:p>
          </table:table-cell>
          <table:table-cell table:style-name="ce324" office:value-type="string" calcext:value-type="string">
            <text:p>27</text:p>
          </table:table-cell>
          <table:table-cell table:style-name="ce324"/>
          <table:table-cell table:style-name="ce324" office:value-type="string" calcext:value-type="string">
            <text:p>vingt-sept, 2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N</text:p>
          </table:table-cell>
          <table:table-cell table:style-name="ce324" office:value-type="string" calcext:value-type="string">
            <text:p>26</text:p>
          </table:table-cell>
          <table:table-cell table:style-name="ce324"/>
          <table:table-cell table:style-name="ce324" office:value-type="string" calcext:value-type="string">
            <text:p>vingt-six, 2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9</text:p>
          </table:table-cell>
          <table:table-cell table:style-name="ce324"/>
          <table:table-cell table:style-name="ce324" office:value-type="string" calcext:value-type="string">
            <text:p>vingt-neuf, 2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o</text:p>
          </table:table-cell>
          <table:table-cell table:style-name="ce324" office:value-type="string" calcext:value-type="string">
            <text:p>22</text:p>
          </table:table-cell>
          <table:table-cell table:style-name="ce324"/>
          <table:table-cell table:style-name="ce324" office:value-type="string" calcext:value-type="string">
            <text:p>vingt-deux, 2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D</text:p>
          </table:table-cell>
          <table:table-cell table:style-name="ce324" office:value-type="string" calcext:value-type="string">
            <text:p>23</text:p>
          </table:table-cell>
          <table:table-cell table:style-name="ce324"/>
          <table:table-cell table:style-name="ce324" office:value-type="string" calcext:value-type="string">
            <text:p>vingt-trois, 2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1</text:p>
          </table:table-cell>
          <table:table-cell table:style-name="ce324"/>
          <table:table-cell table:style-name="ce324" office:value-type="string" calcext:value-type="string">
            <text:p>vingt et un, 2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u</text:p>
          </table:table-cell>
          <table:table-cell table:style-name="ce324" office:value-type="string" calcext:value-type="string">
            <text:p>24</text:p>
          </table:table-cell>
          <table:table-cell table:style-name="ce324"/>
          <table:table-cell table:style-name="ce324" office:value-type="string" calcext:value-type="string">
            <text:p>vingt-quatre, 2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H</text:p>
          </table:table-cell>
          <table:table-cell table:style-name="ce324" office:value-type="string" calcext:value-type="string">
            <text:p>28</text:p>
          </table:table-cell>
          <table:table-cell table:style-name="ce324"/>
          <table:table-cell table:style-name="ce324" office:value-type="string" calcext:value-type="string">
            <text:p>vingt-huit, 2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i</text:p>
          </table:table-cell>
          <table:table-cell table:style-name="ce324" office:value-type="string" calcext:value-type="string">
            <text:p>2</text:p>
          </table:table-cell>
          <table:table-cell table:style-name="ce324"/>
          <table:table-cell table:style-name="ce324" office:value-type="string" calcext:value-type="string">
            <text:p>deux, 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32"/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L</text:p>
          </table:table-cell>
          <table:table-cell table:style-name="ce324" office:value-type="string" calcext:value-type="string">
            <text:p>10<text:span text:style-name="T6">24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24" office:value-type="string" calcext:value-type="string">
            <text:p>k</text:p>
          </table:table-cell>
          <table:table-cell table:style-name="ce324"/>
          <table:table-cell table:style-name="ce324" office:value-type="string" calcext:value-type="string">
            <text:p>k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G</text:p>
          </table:table-cell>
          <table:table-cell table:style-name="ce324" office:value-type="string" calcext:value-type="string">
            <text:p>10<text:span text:style-name="T6">20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N</text:p>
          </table:table-cell>
          <table:table-cell table:style-name="ce320" office:value-type="string" calcext:value-type="string">
            <text:p>10⁴</text:p>
          </table:table-cell>
          <table:table-cell table:style-name="ce320"/>
          <table:table-cell table:style-name="ce320" office:value-type="string" calcext:value-type="string">
            <text:p>10 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office:value-type="string" calcext:value-type="string">
            <text:p>10<text:span text:style-name="T6">1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D</text:p>
          </table:table-cell>
          <table:table-cell table:style-name="ce320" office:value-type="string" calcext:value-type="string">
            <text:p>10⁸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u</text:p>
          </table:table-cell>
          <table:table-cell table:style-name="ce320" office:value-type="string" calcext:value-type="string">
            <text:p>10<text:span text:style-name="T6">28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H</text:p>
          </table:table-cell>
          <table:table-cell table:style-name="ce320" office:value-type="string" calcext:value-type="string">
            <text:p>10<text:span text:style-name="T6">32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i</text:p>
          </table:table-cell>
          <table:table-cell table:style-name="ce320" office:value-type="string" calcext:value-type="string">
            <text:p>10<text:span text:style-name="T6">3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no</text:p>
          </table:table-cell>
          <table:table-cell table:style-name="ce320"/>
          <table:table-cell table:style-name="ce320" office:value-type="string" calcext:value-type="string">
            <text:p>l’accès diffici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office:value-type="string" calcext:value-type="string">
            <text:p>c</text:p>
          </table:table-cell>
          <table:table-cell table:style-name="ce320"/>
          <table:table-cell table:style-name="ce320" office:value-type="string" calcext:value-type="string">
            <text:p>c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ca</text:p>
          </table:table-cell>
          <table:table-cell table:style-name="ce320"/>
          <table:table-cell table:style-name="ce320" office:value-type="string" calcext:value-type="string">
            <text:p>trop, excè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L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G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M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µ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H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e</text:p>
          </table:table-cell>
          <table:table-cell table:style-name="ce320" office:value-type="string" calcext:value-type="string">
            <text:p>bas</text:p>
          </table:table-cell>
          <table:table-cell table:style-name="ce320" office:value-type="string" calcext:value-type="string">
            <text:p>les choses du ba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M</text:p>
          </table:table-cell>
          <table:table-cell table:style-name="ce320"/>
          <table:table-cell table:style-name="ce320" office:value-type="string" calcext:value-type="string">
            <text:p>disjMksyM resiprDk, nM 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9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o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number-columns-repeated="2" table:style-name="ce320" office:value-type="string" calcext:value-type="string">
            <text:p>glD</text:p>
          </table:table-cell>
          <table:table-cell table:style-name="ce320"/>
          <table:table-cell table:style-name="ce320"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l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lH</text:p>
          </table:table-cell>
          <table:table-cell table:style-name="ce332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i</text:p>
          </table:table-cell>
          <table:table-cell table:style-name="ce324" office:value-type="string" calcext:value-type="string">
            <text:p>[]-rEglu</text:p>
          </table:table-cell>
          <table:table-cell table:style-name="ce324"/>
          <table:table-cell table:style-name="ce324" office:value-type="string" calcext:value-type="string">
            <text:p>Intensité 3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o</text:p>
          </table:table-cell>
          <table:table-cell table:style-name="ce320" office:value-type="string" calcext:value-type="string">
            <text:p>⊥</text:p>
          </table:table-cell>
          <table:table-cell table:style-name="ce320"/>
          <table:table-cell table:style-name="ce320" office:value-type="string" calcext:value-type="string">
            <text:p>contradiction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i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5</text:p>
          </table:table-cell>
          <table:table-cell table:style-name="ce324"/>
          <table:table-cell table:style-name="ce324" office:value-type="string" calcext:value-type="string">
            <text:p>quinze, 1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0</text:p>
          </table:table-cell>
          <table:table-cell table:style-name="ce324"/>
          <table:table-cell table:style-name="ce324" office:value-type="string" calcext:value-type="string">
            <text:p>dix, 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4" office:value-type="string" calcext:value-type="string">
            <text:p>17</text:p>
          </table:table-cell>
          <table:table-cell table:style-name="ce324"/>
          <table:table-cell table:style-name="ce324" office:value-type="string" calcext:value-type="string">
            <text:p>dix-sept, 1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4" office:value-type="string" calcext:value-type="string">
            <text:p>16</text:p>
          </table:table-cell>
          <table:table-cell table:style-name="ce324"/>
          <table:table-cell table:style-name="ce324" office:value-type="string" calcext:value-type="string">
            <text:p>seize, 1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9</text:p>
          </table:table-cell>
          <table:table-cell table:style-name="ce324"/>
          <table:table-cell table:style-name="ce324" office:value-type="string" calcext:value-type="string">
            <text:p>dix-neuf, 1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4" office:value-type="string" calcext:value-type="string">
            <text:p>12</text:p>
          </table:table-cell>
          <table:table-cell table:style-name="ce324"/>
          <table:table-cell table:style-name="ce324" office:value-type="string" calcext:value-type="string">
            <text:p>douze, 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4" office:value-type="string" calcext:value-type="string">
            <text:p>13</text:p>
          </table:table-cell>
          <table:table-cell table:style-name="ce324"/>
          <table:table-cell table:style-name="ce324" office:value-type="string" calcext:value-type="string">
            <text:p>treize, 1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1</text:p>
          </table:table-cell>
          <table:table-cell table:style-name="ce324"/>
          <table:table-cell table:style-name="ce324" office:value-type="string" calcext:value-type="string">
            <text:p>onze, 1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4" office:value-type="string" calcext:value-type="string">
            <text:p>14</text:p>
          </table:table-cell>
          <table:table-cell table:style-name="ce324"/>
          <table:table-cell table:style-name="ce324" office:value-type="string" calcext:value-type="string">
            <text:p>quatorze, 1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4" office:value-type="string" calcext:value-type="string">
            <text:p>18</text:p>
          </table:table-cell>
          <table:table-cell table:style-name="ce324"/>
          <table:table-cell table:style-name="ce324" office:value-type="string" calcext:value-type="string">
            <text:p>dix-huit, 1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4" office:value-type="string" calcext:value-type="string">
            <text:p>1</text:p>
          </table:table-cell>
          <table:table-cell table:style-name="ce324"/>
          <table:table-cell table:style-name="ce324" office:value-type="string" calcext:value-type="string">
            <text:p>un, 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office:value-type="string" calcext:value-type="string">
            <text:p>gze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o</text:p>
          </table:table-cell>
          <table:table-cell table:style-name="ce320" office:value-type="string" calcext:value-type="string">
            <text:p>⊕</text:p>
          </table:table-cell>
          <table:table-cell table:style-name="ce320"/>
          <table:table-cell table:style-name="ce320" office:value-type="string" calcext:value-type="string">
            <text:p>ou ex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0" office:value-type="string" calcext:value-type="string">
            <text:p>∨</text:p>
          </table:table-cell>
          <table:table-cell table:style-name="ce320"/>
          <table:table-cell table:style-name="ce320" office:value-type="string" calcext:value-type="string">
            <text:p>ou in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office:value-type="string" calcext:value-type="string">
            <text:p>g</text:p>
          </table:table-cell>
          <table:table-cell table:style-name="ce320"/>
          <table:table-cell table:style-name="ce320" office:value-type="string" calcext:value-type="string">
            <text:p>g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N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Intensité 1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D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5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o</text:p>
          </table:table-cell>
          <table:table-cell table:style-name="ce321" office:value-type="string" calcext:value-type="string">
            <text:p>baliz ki Ndik 1 nMbr pozi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a</text:p>
          </table:table-cell>
          <table:table-cell table:style-name="ce321" office:value-type="string" calcext:value-type="string">
            <text:p>baliz ki Ndik 1 nMbr nega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u</text:p>
          </table:table-cell>
          <table:table-cell table:style-name="ce335"/>
          <table:table-cell table:style-name="ce320" office:value-type="string" calcext:value-type="string">
            <text:p>cyan</text:p>
          </table:table-cell>
          <table:table-cell table:style-name="ce345" office:value-type="string" calcext:value-type="string">
            <text:p>180;100;100,00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office:value-type="string" calcext:value-type="string">
            <text:p>l</text:p>
          </table:table-cell>
          <table:table-cell table:style-name="ce320"/>
          <table:table-cell table:style-name="ce320" office:value-type="string" calcext:value-type="string">
            <text:p>l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office:value-type="string" calcext:value-type="string">
            <text:p>€</text:p>
          </table:table-cell>
          <table:table-cell table:style-name="ce320"/>
          <table:table-cell table:style-name="ce320" office:value-type="string" calcext:value-type="string">
            <text:p>« sch » allemand 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bu</text:p>
          </table:table-cell>
          <table:table-cell table:style-name="ce332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i</text:p>
          </table:table-cell>
          <table:table-cell table:style-name="ce306" office:value-type="string" calcext:value-type="string">
            <text:p>qpi</text:p>
          </table:table-cell>
          <table:table-cell table:style-name="ce306"/>
          <table:table-cell table:style-name="ce306" office:value-type="string" calcext:value-type="string">
            <text:p>« Si », Contredit un énoncé comportant une nég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da</text:p>
          </table:table-cell>
          <table:table-cell table:style-name="ce320"/>
          <table:table-cell table:style-name="ce320" office:value-type="string" calcext:value-type="string">
            <text:p>Gt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32" office:value-type="string" calcext:value-type="string">
            <text:p>05</text:p>
          </table:table-cell>
          <table:table-cell table:style-name="ce324"/>
          <table:table-cell table:style-name="ce332" office:value-type="string" calcext:value-type="string">
            <text:p>0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20" office:value-type="string" calcext:value-type="string">
            <text:p>00</text:p>
          </table:table-cell>
          <table:table-cell table:style-name="ce320"/>
          <table:table-cell table:style-name="ce320" office:value-type="string" calcext:value-type="string">
            <text:p>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G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[]-vuma-*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M</text:p>
          </table:table-cell>
          <table:table-cell table:style-name="ce320" office:value-type="string" calcext:value-type="string">
            <text:p>07</text:p>
          </table:table-cell>
          <table:table-cell table:style-name="ce320"/>
          <table:table-cell table:style-name="ce320" office:value-type="string" calcext:value-type="string">
            <text:p>0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N</text:p>
          </table:table-cell>
          <table:table-cell table:style-name="ce320" office:value-type="string" calcext:value-type="string">
            <text:p>06</text:p>
          </table:table-cell>
          <table:table-cell table:style-name="ce320"/>
          <table:table-cell table:style-name="ce320" office:value-type="string" calcext:value-type="string">
            <text:p>0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36" office:value-type="string" calcext:value-type="string">
            <text:p>09</text:p>
          </table:table-cell>
          <table:table-cell table:style-name="ce320"/>
          <table:table-cell table:style-name="ce320" office:value-type="string" calcext:value-type="string">
            <text:p>0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µ</text:p>
          </table:table-cell>
          <table:table-cell table:style-name="ce320" office:value-type="string" calcext:value-type="string">
            <text:p>∅∅∅</text:p>
          </table:table-cell>
          <table:table-cell table:style-name="ce320"/>
          <table:table-cell table:style-name="ce320" office:value-type="string" calcext:value-type="string">
            <text:p>∅∅∅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o</text:p>
          </table:table-cell>
          <table:table-cell table:style-name="ce320" office:value-type="string" calcext:value-type="string">
            <text:p>02</text:p>
          </table:table-cell>
          <table:table-cell table:style-name="ce320"/>
          <table:table-cell table:style-name="ce320" office:value-type="string" calcext:value-type="string">
            <text:p>0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D</text:p>
          </table:table-cell>
          <table:table-cell table:style-name="ce320" office:value-type="string" calcext:value-type="string">
            <text:p>03</text:p>
          </table:table-cell>
          <table:table-cell table:style-name="ce320"/>
          <table:table-cell table:style-name="ce320" office:value-type="string" calcext:value-type="string">
            <text:p>0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20" office:value-type="string" calcext:value-type="string">
            <text:p>01</text:p>
          </table:table-cell>
          <table:table-cell table:style-name="ce320"/>
          <table:table-cell table:style-name="ce320" office:value-type="string" calcext:value-type="string">
            <text:p>0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u</text:p>
          </table:table-cell>
          <table:table-cell table:style-name="ce320" office:value-type="string" calcext:value-type="string">
            <text:p>04</text:p>
          </table:table-cell>
          <table:table-cell table:style-name="ce320"/>
          <table:table-cell table:style-name="ce320" office:value-type="string" calcext:value-type="string">
            <text:p>0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H</text:p>
          </table:table-cell>
          <table:table-cell table:style-name="ce320" office:value-type="string" calcext:value-type="string">
            <text:p>08</text:p>
          </table:table-cell>
          <table:table-cell table:style-name="ce320"/>
          <table:table-cell table:style-name="ce320" office:value-type="string" calcext:value-type="string">
            <text:p>0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i</text:p>
          </table:table-cell>
          <table:table-cell table:style-name="ce325" office:value-type="string" calcext:value-type="string">
            <text:p>0</text:p>
          </table:table-cell>
          <table:table-cell table:style-name="ce324"/>
          <table:table-cell table:style-name="ce325" office:value-type="string" calcext:value-type="string">
            <text:p>zéro, 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L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G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M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N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µ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o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D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/>
          <table:table-cell table:style-name="ce320" office:value-type="string" calcext:value-type="string">
            <text:p>bon</text:p>
          </table:table-cell>
          <table:table-cell table:style-name="ce320" office:value-type="string" calcext:value-type="string">
            <text:p>les choses qui font plaisir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u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H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mu</text:p>
          </table:table-cell>
          <table:table-cell table:style-name="ce320" office:value-type="string" calcext:value-type="string">
            <text:p>possible</text:p>
          </table:table-cell>
          <table:table-cell table:style-name="ce320" office:value-type="string" calcext:value-type="string">
            <text:p>les choses qui sont possibl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5" office:value-type="string" calcext:value-type="string">
            <text:p>ce, cette, pronom qui désigne un ob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0" office:value-type="string" calcext:value-type="string">
            <text:p>une forte pente, l’abrup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office:value-type="string" calcext:value-type="string">
            <text:p>q</text:p>
          </table:table-cell>
          <table:table-cell table:style-name="ce320"/>
          <table:table-cell table:style-name="ce320" office:value-type="string" calcext:value-type="string">
            <text:p>q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 de chose génér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number-columns-repeated="2" table:style-name="ce320" office:value-type="string" calcext:value-type="string">
            <text:p>jbu</text:p>
          </table:table-cell>
          <table:table-cell table:style-name="ce90" office:value-type="string" calcext:value-type="string">
            <text:p>menace, danger, risqu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o</text:p>
          </table:table-cell>
          <table:table-cell table:style-name="ce320" office:value-type="string" calcext:value-type="string">
            <text:p>↓</text:p>
          </table:table-cell>
          <table:table-cell table:style-name="ce320"/>
          <table:table-cell table:style-name="ce320" office:value-type="string" calcext:value-type="string">
            <text:p>disjonc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office:value-type="string" calcext:value-type="string">
            <text:p>j</text:p>
          </table:table-cell>
          <table:table-cell table:style-name="ce320"/>
          <table:table-cell table:style-name="ce320" office:value-type="string" calcext:value-type="string">
            <text:p>j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i</text:p>
          </table:table-cell>
          <table:table-cell table:style-name="ce337"/>
          <table:table-cell table:style-name="ce320" office:value-type="string" calcext:value-type="string">
            <text:p>blanc</text:p>
          </table:table-cell>
          <table:table-cell table:style-name="ce345" office:value-type="string" calcext:value-type="string">
            <text:p>0;0;100,ff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L</text:p>
          </table:table-cell>
          <table:table-cell table:style-name="ce320" office:value-type="string" calcext:value-type="string">
            <text:p>5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M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N</text:p>
          </table:table-cell>
          <table:table-cell table:style-name="ce320" office:value-type="string" calcext:value-type="string">
            <text:p>5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o</text:p>
          </table:table-cell>
          <table:table-cell table:style-name="ce320" office:value-type="string" calcext:value-type="string">
            <text:p>5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D</text:p>
          </table:table-cell>
          <table:table-cell table:style-name="ce320" office:value-type="string" calcext:value-type="string">
            <text:p>5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H</text:p>
          </table:table-cell>
          <table:table-cell table:style-name="ce320" office:value-type="string" calcext:value-type="string">
            <text:p>5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i</text:p>
          </table:table-cell>
          <table:table-cell table:style-name="ce320" office:value-type="string" calcext:value-type="string">
            <text:p>5</text:p>
          </table:table-cell>
          <table:table-cell table:style-name="ce320"/>
          <table:table-cell table:style-name="ce320" office:value-type="string" calcext:value-type="string">
            <text:p>cinq, 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D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number-columns-repeated="2" table:style-name="ce320" office:value-type="string" calcext:value-type="string">
            <text:p>mya</text:p>
          </table:table-cell>
          <table:table-cell table:style-name="ce320" office:value-type="string" calcext:value-type="string">
            <text:p>faux</text:p>
          </table:table-cell>
          <table:table-cell table:style-name="ce320" office:value-type="string" calcext:value-type="string">
            <text:p>les choses fausses</text:p>
            <text:p>suffixe marqueur de chose lié au faux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myH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office:value-type="string" calcext:value-type="string">
            <text:p>[]-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office:value-type="string" calcext:value-type="string">
            <text:p>m</text:p>
          </table:table-cell>
          <table:table-cell table:style-name="ce320"/>
          <table:table-cell table:style-name="ce320" office:value-type="string" calcext:value-type="string">
            <text:p>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2"/>
          <table:table-cell table:style-name="ce320" office:value-type="string" calcext:value-type="string">
            <text:p>vouloir : Avoir l'intention, le souhait, le désir de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⇔</text:p>
          </table:table-cell>
          <table:table-cell table:style-name="ce320"/>
          <table:table-cell table:style-name="ce320" office:value-type="string" calcext:value-type="string">
            <text:p>équivalenc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2" office:value-type="string" calcext:value-type="string">
            <text:p>vre</text:p>
          </table:table-cell>
          <table:table-cell table:style-name="ce338" office:value-type="string" calcext:value-type="string">
            <text:p>izomDrf a Dbje dezinye</text:p>
          </table:table-cell>
          <table:table-cell table:style-name="ce338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rN b=a= a do « dépend de b »</text:p>
          </table:table-cell>
          <table:table-cell table:style-name="ce324" office:value-type="string" calcext:value-type="string">
            <text:p>a vrN b=a= a ne dépend pas de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office:value-type="string" calcext:value-type="string">
            <text:p>v</text:p>
          </table:table-cell>
          <table:table-cell table:style-name="ce320"/>
          <table:table-cell table:style-name="ce320" office:value-type="string" calcext:value-type="string">
            <text:p>v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L</text:p>
          </table:table-cell>
          <table:table-cell table:style-name="ce320" office:value-type="string" calcext:value-type="string">
            <text:p>7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office:value-type="string" calcext:value-type="string">
            <text:p>7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M</text:p>
          </table:table-cell>
          <table:table-cell table:style-name="ce320" office:value-type="string" calcext:value-type="string">
            <text:p>7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N</text:p>
          </table:table-cell>
          <table:table-cell table:style-name="ce320" office:value-type="string" calcext:value-type="string">
            <text:p>7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o</text:p>
          </table:table-cell>
          <table:table-cell table:style-name="ce320" office:value-type="string" calcext:value-type="string">
            <text:p>7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D</text:p>
          </table:table-cell>
          <table:table-cell table:style-name="ce320" office:value-type="string" calcext:value-type="string">
            <text:p>7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u</text:p>
          </table:table-cell>
          <table:table-cell table:style-name="ce320" office:value-type="string" calcext:value-type="string">
            <text:p>7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H</text:p>
          </table:table-cell>
          <table:table-cell table:style-name="ce320" office:value-type="string" calcext:value-type="string">
            <text:p>7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i</text:p>
          </table:table-cell>
          <table:table-cell table:style-name="ce320" office:value-type="string" calcext:value-type="string">
            <text:p>7</text:p>
          </table:table-cell>
          <table:table-cell table:style-name="ce320"/>
          <table:table-cell table:style-name="ce320" office:value-type="string" calcext:value-type="string">
            <text:p>sept, 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ca b=b= a do « influence b »</text:p>
          </table:table-cell>
          <table:table-cell table:style-name="ce324" office:value-type="string" calcext:value-type="string">
            <text:p>a vca b=b= a n'influence pas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pa</text:p>
          </table:table-cell>
          <table:table-cell table:style-name="ce320"/>
          <table:table-cell table:style-name="ce320" office:value-type="string" calcext:value-type="string">
            <text:p>mot, lemme, entré lexica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L</text:p>
          </table:table-cell>
          <table:table-cell table:style-name="ce320" office:value-type="string" calcext:value-type="string">
            <text:p>45</text:p>
          </table:table-cell>
          <table:table-cell table:style-name="ce320"/>
          <table:table-cell table:style-name="ce320" office:value-type="string" calcext:value-type="string">
            <text:p>4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office:value-type="string" calcext:value-type="string">
            <text:p>40</text:p>
          </table:table-cell>
          <table:table-cell table:style-name="ce320"/>
          <table:table-cell table:style-name="ce320" office:value-type="string" calcext:value-type="string">
            <text:p>4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M</text:p>
          </table:table-cell>
          <table:table-cell table:style-name="ce320" office:value-type="string" calcext:value-type="string">
            <text:p>47</text:p>
          </table:table-cell>
          <table:table-cell table:style-name="ce320"/>
          <table:table-cell table:style-name="ce320" office:value-type="string" calcext:value-type="string">
            <text:p>4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N</text:p>
          </table:table-cell>
          <table:table-cell table:style-name="ce320" office:value-type="string" calcext:value-type="string">
            <text:p>46</text:p>
          </table:table-cell>
          <table:table-cell table:style-name="ce320"/>
          <table:table-cell table:style-name="ce320" office:value-type="string" calcext:value-type="string">
            <text:p>4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9</text:p>
          </table:table-cell>
          <table:table-cell table:style-name="ce320"/>
          <table:table-cell table:style-name="ce320" office:value-type="string" calcext:value-type="string">
            <text:p>4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o</text:p>
          </table:table-cell>
          <table:table-cell table:style-name="ce320" office:value-type="string" calcext:value-type="string">
            <text:p>42</text:p>
          </table:table-cell>
          <table:table-cell table:style-name="ce320"/>
          <table:table-cell table:style-name="ce320" office:value-type="string" calcext:value-type="string">
            <text:p>4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D</text:p>
          </table:table-cell>
          <table:table-cell table:style-name="ce320" office:value-type="string" calcext:value-type="string">
            <text:p>43</text:p>
          </table:table-cell>
          <table:table-cell table:style-name="ce320"/>
          <table:table-cell table:style-name="ce320" office:value-type="string" calcext:value-type="string">
            <text:p>4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1</text:p>
          </table:table-cell>
          <table:table-cell table:style-name="ce320"/>
          <table:table-cell table:style-name="ce320" office:value-type="string" calcext:value-type="string">
            <text:p>4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u</text:p>
          </table:table-cell>
          <table:table-cell table:style-name="ce324" office:value-type="string" calcext:value-type="string">
            <text:p>44</text:p>
          </table:table-cell>
          <table:table-cell table:style-name="ce324"/>
          <table:table-cell table:style-name="ce324" office:value-type="string" calcext:value-type="string">
            <text:p>4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H</text:p>
          </table:table-cell>
          <table:table-cell table:style-name="ce324" office:value-type="string" calcext:value-type="string">
            <text:p>48</text:p>
          </table:table-cell>
          <table:table-cell table:style-name="ce324"/>
          <table:table-cell table:style-name="ce324" office:value-type="string" calcext:value-type="string">
            <text:p>4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i</text:p>
          </table:table-cell>
          <table:table-cell table:style-name="ce324" office:value-type="string" calcext:value-type="string">
            <text:p>4</text:p>
          </table:table-cell>
          <table:table-cell table:style-name="ce324"/>
          <table:table-cell table:style-name="ce324" office:value-type="string" calcext:value-type="string">
            <text:p>quatre, 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ale //kGlkEpaR</text:p>
          </table:table-cell>
          <table:table-cell table:style-name="ce320" office:value-type="string" calcext:value-type="string">
            <text:p>aller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M</text:p>
          </table:table-cell>
          <table:table-cell table:style-name="ce336"/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o</text:p>
          </table:table-cell>
          <table:table-cell table:style-name="ce320" office:value-type="string" calcext:value-type="string">
            <text:p>ɞ</text:p>
          </table:table-cell>
          <table:table-cell table:style-name="ce320" office:value-type="string" calcext:value-type="string">
            <text:p>soit</text:p>
          </table:table-cell>
          <table:table-cell table:style-name="ce320" office:value-type="string" calcext:value-type="string">
            <text:p>baliz ki deziny de zafectasyM pHR le pRopozisyM swivA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flu</text:p>
          </table:table-cell>
          <table:table-cell table:style-name="ce332" office:value-type="string" calcext:value-type="string">
            <text:p>reglu-[]</text:p>
          </table:table-cell>
          <table:table-cell table:style-name="ce324"/>
          <table:table-cell table:style-name="ce324" office:value-type="string" calcext:value-type="string">
            <text:p>typique des domaine théoriqu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H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 table:number-columns-repeated="12"/>
          <table:table-cell table:style-name="ce320" office:value-type="string" calcext:value-type="string">
            <text:p>fli</text:p>
          </table:table-cell>
          <table:table-cell table:style-name="ce324" office:value-type="string" calcext:value-type="string">
            <text:p>fli</text:p>
            <text:p><text:span text:style-name="T1">reglu-[]</text:span></text:p>
          </table:table-cell>
          <table:table-cell table:style-name="ce324"/>
          <table:table-cell table:style-name="ce324" office:value-type="string" calcext:value-type="string">
            <text:p>les choses de type accessoi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Souvent associer à l’humai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rA</text:p>
          </table:table-cell>
          <table:table-cell table:style-name="ce320" office:value-type="string" calcext:value-type="string">
            <text:p>bête, animal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number-columns-repeated="2" table:style-name="ce320" office:value-type="string" calcext:value-type="string">
            <text:p>fro</text:p>
          </table:table-cell>
          <table:table-cell table:style-name="ce320" office:value-type="string" calcext:value-type="string">
            <text:p>anxieux</text:p>
          </table:table-cell>
          <table:table-cell table:style-name="ce320" office:value-type="string" calcext:value-type="string">
            <text:p>Les choses qui ont une extrême tension nerveuse causée par l'appréhension de certains fait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office:value-type="string" calcext:value-type="string">
            <text:p>f</text:p>
          </table:table-cell>
          <table:table-cell table:style-name="ce320"/>
          <table:table-cell table:style-name="ce320" office:value-type="string" calcext:value-type="string">
            <text:p>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40"/>
          <table:table-cell table:style-name="ce320"/>
          <table:table-cell table:style-name="ce345" office:value-type="string" calcext:value-type="string">
            <text:p>rHj,0;100;100,ff0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office:value-type="string" calcext:value-type="string">
            <text:p>R</text:p>
          </table:table-cell>
          <table:table-cell table:style-name="ce320"/>
          <table:table-cell table:style-name="ce320" office:value-type="string" calcext:value-type="string">
            <text:p>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L</text:p>
          </table:table-cell>
          <table:table-cell table:style-name="ce320" office:value-type="string" calcext:value-type="string">
            <text:p>8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office:value-type="string" calcext:value-type="string">
            <text:p>80</text:p>
          </table:table-cell>
          <table:table-cell table:style-name="ce341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M</text:p>
          </table:table-cell>
          <table:table-cell table:style-name="ce320" office:value-type="string" calcext:value-type="string">
            <text:p>8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N</text:p>
          </table:table-cell>
          <table:table-cell table:style-name="ce320" office:value-type="string" calcext:value-type="string">
            <text:p>8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o</text:p>
          </table:table-cell>
          <table:table-cell table:style-name="ce341" office:value-type="float" office:value="82" calcext:value-type="float">
            <text:p>82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D</text:p>
          </table:table-cell>
          <table:table-cell table:style-name="ce320" office:value-type="string" calcext:value-type="string">
            <text:p>8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u</text:p>
          </table:table-cell>
          <table:table-cell table:style-name="ce341" office:value-type="float" office:value="84" calcext:value-type="float">
            <text:p>84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H</text:p>
          </table:table-cell>
          <table:table-cell table:style-name="ce320" office:value-type="string" calcext:value-type="string">
            <text:p>8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i</text:p>
          </table:table-cell>
          <table:table-cell table:style-name="ce341" office:value-type="float" office:value="8" calcext:value-type="float">
            <text:p>8</text:p>
          </table:table-cell>
          <table:table-cell table:style-name="ce320"/>
          <table:table-cell table:style-name="ce341" office:value-type="string" calcext:value-type="string">
            <text:p>huit, 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st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ke</text:p>
          </table:table-cell>
          <table:table-cell table:style-name="ce320"/>
          <table:table-cell table:style-name="ce342" office:value-type="string" calcext:value-type="string">
            <text:p><text:s/>Qui inspire l'aversion, le dégout, le re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style-name="ce320" office:value-type="string" calcext:value-type="string">
            <text:p>sk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un peu comme la particule «-ité » indiquand une qualité dérivée d’un concept plutôt du genre adject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L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-xième</text:p>
          </table:table-cell>
          <table:table-cell table:style-name="ce320" office:value-type="string" calcext:value-type="string">
            <text:p>marque des ordinaux, premier, deuxième, troisième…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la</text:p>
          </table:table-cell>
          <table:table-cell table:style-name="ce320"/>
          <table:table-cell table:style-name="ce320" office:value-type="string" calcext:value-type="string">
            <text:p>beau, qui suscite l’admir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µ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style-name="ce320" office:value-type="string" calcext:value-type="string">
            <text:p>syo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vrai</text:p>
          </table:table-cell>
          <table:table-cell table:style-name="ce320" office:value-type="string" calcext:value-type="string">
            <text:p>les choses vrai</text:p>
            <text:p>marqueur de concept lié à la vérité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connotation du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office:value-type="string" calcext:value-type="string">
            <text:p>s</text:p>
          </table:table-cell>
          <table:table-cell table:style-name="ce320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G</text:p>
          </table:table-cell>
          <table:table-cell table:style-name="ce320" table:number-columns-repeated="2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o</text:p>
          </table:table-cell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u</text:p>
          </table:table-cell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i</text:p>
          </table:table-cell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i</text:p>
          </table:table-cell>
          <table:table-cell table:style-name="ce320" office:value-type="string" calcext:value-type="string">
            <text:p>⇒</text:p>
          </table:table-cell>
          <table:table-cell table:style-name="ce320"/>
          <table:table-cell table:style-name="ce320" office:value-type="string" calcext:value-type="string">
            <text:p>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/>
          <table:table-cell table:style-name="ce320" office:value-type="string" calcext:value-type="string">
            <text:p>artist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le</text:p>
          </table:table-cell>
          <table:table-cell table:style-name="ce320"/>
          <table:table-cell table:style-name="ce320" office:value-type="string" calcext:value-type="string">
            <text:p>l’abstrait, le monde des idé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mA</text:p>
          </table:table-cell>
          <table:table-cell table:style-name="ce320"/>
          <table:table-cell table:style-name="ce320" office:value-type="string" calcext:value-type="string">
            <text:p>un abu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office:value-type="string" calcext:value-type="string">
            <text:p>z</text:p>
          </table:table-cell>
          <table:table-cell table:style-name="ce320"/>
          <table:table-cell table:style-name="ce320" office:value-type="string" calcext:value-type="string">
            <text:p>z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style-name="ce344"/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office:value-type="string" calcext:value-type="string">
            <text:p>n</text:p>
          </table:table-cell>
          <table:table-cell table:style-name="ce320"/>
          <table:table-cell table:style-name="ce320" office:value-type="string" calcext:value-type="string">
            <text:p>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i</text:p>
          </table:table-cell>
          <table:table-cell table:style-name="ce320" table:number-columns-repeated="3"/>
          <table:table-cell table:number-columns-repeated="99"/>
        </table:table-row>
        <table:table-row table:style-name="ro11" table:number-rows-repeated="1042105">
          <table:table-cell table:number-columns-repeated="115"/>
        </table:table-row>
        <table:table-row table:style-name="ro11">
          <table:table-cell table:number-columns-repeated="115"/>
        </table:table-row>
      </table:table>
      <table:named-expressions/>
      <table:database-ranges>
        <table:database-range table:name="__Anonymous_Sheet_DB__0" table:target-range-address="Feuille1.DH1:Feuille1.D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/>
    <style:font-face style:name="Cambria Math" svg:font-family="'Cambria Math'" style:font-family-generic="roman" style:font-pitch="variable"/>
    <style:font-face style:name="Cambria1" svg:font-family="Cambria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20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2:50:42.3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8T12:12:25.489000000</meta:creation-date>
    <meta:generator>LibreOffice/7.6.4.1$Windows_X86_64 LibreOffice_project/e19e193f88cd6c0525a17fb7a176ed8e6a3e2aa1</meta:generator>
    <dc:date>2024-02-21T14:01:58.015000000</dc:date>
    <meta:editing-duration>P5DT5H26M1S</meta:editing-duration>
    <meta:editing-cycles>184</meta:editing-cycles>
    <meta:document-statistic meta:table-count="1" meta:cell-count="8244" meta:object-count="0"/>
  </office:meta>
</office:document-meta>
</file>